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5" style:family="table">
      <style:table-properties style:width="6.9535in" fo:margin-left="-0.0299in" table:align="left"/>
    </style:style>
    <style:style style:name="Table5.A" style:family="table-column">
      <style:table-column-properties style:column-width="3.4757in"/>
    </style:style>
    <style:style style:name="Table5.B" style:family="table-column">
      <style:table-column-properties style:column-width="3.4778in"/>
    </style:style>
    <style:style style:name="Table5.A1" style:family="table-cell">
      <style:table-cell-properties fo:padding="0in" fo:border="none"/>
    </style:style>
    <style:style style:name="P1" style:family="paragraph" style:parent-style-name="Standard">
      <style:text-properties officeooo:rsid="0017e637" officeooo:paragraph-rsid="0017e637"/>
    </style:style>
    <style:style style:name="P2" style:family="paragraph" style:parent-style-name="Text_20_body">
      <style:paragraph-properties fo:margin-left="0in" fo:margin-right="0in" fo:margin-top="0in" fo:margin-bottom="0in" style:contextual-spacing="false" fo:text-indent="0in" style:auto-text-indent="false"/>
      <style:text-properties officeooo:paragraph-rsid="0098dc7a"/>
    </style:style>
    <style:style style:name="P3" style:family="paragraph" style:parent-style-name="Text_20_body">
      <style:text-properties officeooo:rsid="0017e637"/>
    </style:style>
    <style:style style:name="P4" style:family="paragraph" style:parent-style-name="Standard">
      <style:text-properties officeooo:rsid="0017e637" officeooo:paragraph-rsid="0017e637"/>
    </style:style>
    <style:style style:name="P5" style:family="paragraph" style:parent-style-name="Standard">
      <style:text-properties officeooo:rsid="0017e637" officeooo:paragraph-rsid="00afb729"/>
    </style:style>
    <style:style style:name="P6" style:family="paragraph" style:parent-style-name="Standard">
      <style:text-properties officeooo:rsid="0017e637" officeooo:paragraph-rsid="00b171df"/>
    </style:style>
    <style:style style:name="P7" style:family="paragraph" style:parent-style-name="Standard">
      <style:text-properties officeooo:rsid="0017e637" officeooo:paragraph-rsid="00b1c555"/>
    </style:style>
    <style:style style:name="P8" style:family="paragraph" style:parent-style-name="Standard">
      <style:text-properties officeooo:rsid="0017e637" officeooo:paragraph-rsid="00b3801b"/>
    </style:style>
    <style:style style:name="P9" style:family="paragraph" style:parent-style-name="Standard">
      <style:text-properties officeooo:rsid="0017e637" officeooo:paragraph-rsid="00b4ce94"/>
    </style:style>
    <style:style style:name="P10" style:family="paragraph" style:parent-style-name="Standard">
      <style:text-properties officeooo:rsid="0017e637" officeooo:paragraph-rsid="00b67dfa"/>
    </style:style>
    <style:style style:name="P11" style:family="paragraph" style:parent-style-name="Standard">
      <style:text-properties officeooo:rsid="0017e637" officeooo:paragraph-rsid="00b7cf6f"/>
    </style:style>
    <style:style style:name="P12" style:family="paragraph" style:parent-style-name="Standard">
      <style:text-properties officeooo:rsid="0017e637" officeooo:paragraph-rsid="00b88e81"/>
    </style:style>
    <style:style style:name="P13" style:family="paragraph" style:parent-style-name="Standard">
      <style:text-properties officeooo:rsid="0017e637" officeooo:paragraph-rsid="00b8adf7"/>
    </style:style>
    <style:style style:name="P14" style:family="paragraph" style:parent-style-name="Standard">
      <style:text-properties fo:font-weight="bold" officeooo:rsid="0017e637" officeooo:paragraph-rsid="00ae124c" style:font-weight-asian="bold" style:font-weight-complex="bold"/>
    </style:style>
    <style:style style:name="P15" style:family="paragraph" style:parent-style-name="Text_20_body">
      <style:paragraph-properties fo:margin-left="0in" fo:margin-right="0in" fo:margin-top="0in" fo:margin-bottom="0in" style:contextual-spacing="false" fo:text-indent="0in" style:auto-text-indent="false"/>
      <style:text-properties officeooo:paragraph-rsid="0098dc7a"/>
    </style:style>
    <style:style style:name="P16" style:family="paragraph" style:parent-style-name="Text_20_body">
      <style:paragraph-properties fo:margin-left="0in" fo:margin-right="0in" fo:margin-top="0in" fo:margin-bottom="0in" style:contextual-spacing="false" fo:text-indent="0in" style:auto-text-indent="false"/>
      <style:text-properties fo:color="#c9211e" loext:opacity="100%" fo:font-weight="bold" officeooo:paragraph-rsid="00ae124c" style:font-weight-asian="bold" style:font-weight-complex="bold"/>
    </style:style>
    <style:style style:name="P17" style:family="paragraph" style:parent-style-name="Text_20_body">
      <style:paragraph-properties fo:margin-left="0in" fo:margin-right="0in" fo:margin-top="0in" fo:margin-bottom="0in" style:contextual-spacing="false" fo:text-indent="0in" style:auto-text-indent="false"/>
      <style:text-properties fo:color="#c9211e" loext:opacity="100%" fo:font-weight="bold" officeooo:rsid="0017e637" officeooo:paragraph-rsid="00ae124c" style:font-weight-asian="bold" style:font-weight-complex="bold"/>
    </style:style>
    <style:style style:name="P18" style:family="paragraph" style:parent-style-name="Text_20_body">
      <style:paragraph-properties fo:margin-left="0in" fo:margin-right="0in" fo:margin-top="0in" fo:margin-bottom="0in" style:contextual-spacing="false" fo:text-indent="0in" style:auto-text-indent="false"/>
      <style:text-properties officeooo:paragraph-rsid="00afb729"/>
    </style:style>
    <style:style style:name="P19" style:family="paragraph" style:parent-style-name="Text_20_body">
      <style:paragraph-properties fo:margin-left="0in" fo:margin-right="0in" fo:margin-top="0in" fo:margin-bottom="0in" style:contextual-spacing="false" fo:text-indent="0in" style:auto-text-indent="false"/>
      <style:text-properties officeooo:paragraph-rsid="00b171df"/>
    </style:style>
    <style:style style:name="P20" style:family="paragraph" style:parent-style-name="Text_20_body">
      <style:paragraph-properties fo:margin-left="0in" fo:margin-right="0in" fo:margin-top="0in" fo:margin-bottom="0in" style:contextual-spacing="false" fo:text-indent="0in" style:auto-text-indent="false"/>
      <style:text-properties officeooo:paragraph-rsid="00b1c555"/>
    </style:style>
    <style:style style:name="P21" style:family="paragraph" style:parent-style-name="Text_20_body">
      <style:paragraph-properties fo:margin-left="0in" fo:margin-right="0in" fo:margin-top="0in" fo:margin-bottom="0in" style:contextual-spacing="false" fo:text-indent="0in" style:auto-text-indent="false"/>
      <style:text-properties officeooo:paragraph-rsid="00b3801b"/>
    </style:style>
    <style:style style:name="P22" style:family="paragraph" style:parent-style-name="Text_20_body">
      <style:paragraph-properties fo:margin-left="0in" fo:margin-right="0in" fo:margin-top="0in" fo:margin-bottom="0in" style:contextual-spacing="false" fo:text-indent="0in" style:auto-text-indent="false"/>
      <style:text-properties officeooo:paragraph-rsid="00b4ce94"/>
    </style:style>
    <style:style style:name="P23" style:family="paragraph" style:parent-style-name="Text_20_body">
      <style:paragraph-properties fo:margin-left="0in" fo:margin-right="0in" fo:margin-top="0in" fo:margin-bottom="0in" style:contextual-spacing="false" fo:text-indent="0in" style:auto-text-indent="false"/>
      <style:text-properties officeooo:paragraph-rsid="00b67dfa"/>
    </style:style>
    <style:style style:name="P24" style:family="paragraph" style:parent-style-name="Text_20_body">
      <style:paragraph-properties fo:margin-left="0in" fo:margin-right="0in" fo:margin-top="0in" fo:margin-bottom="0in" style:contextual-spacing="false" fo:text-indent="0in" style:auto-text-indent="false"/>
      <style:text-properties officeooo:paragraph-rsid="00b7cf6f"/>
    </style:style>
    <style:style style:name="P25" style:family="paragraph" style:parent-style-name="Text_20_body">
      <style:paragraph-properties fo:margin-left="0in" fo:margin-right="0in" fo:margin-top="0in" fo:margin-bottom="0in" style:contextual-spacing="false" fo:text-indent="0in" style:auto-text-indent="false"/>
      <style:text-properties officeooo:paragraph-rsid="00b88e81"/>
    </style:style>
    <style:style style:name="P26" style:family="paragraph" style:parent-style-name="Text_20_body">
      <style:paragraph-properties fo:margin-left="0in" fo:margin-right="0in" fo:margin-top="0in" fo:margin-bottom="0in" style:contextual-spacing="false" fo:text-indent="0in" style:auto-text-indent="false"/>
      <style:text-properties officeooo:paragraph-rsid="00b8adf7"/>
    </style:style>
    <style:style style:name="T1" style:family="text">
      <style:text-properties officeooo:rsid="00ac84e9"/>
    </style:style>
    <style:style style:name="T2" style:family="text">
      <style:text-properties officeooo:rsid="00afb729"/>
    </style:style>
    <style:style style:name="T3" style:family="text">
      <style:text-properties officeooo:rsid="00b171df"/>
    </style:style>
    <style:style style:name="T4" style:family="text">
      <style:text-properties officeooo:rsid="00b1c555"/>
    </style:style>
    <style:style style:name="T5" style:family="text">
      <style:text-properties officeooo:rsid="00b3801b"/>
    </style:style>
    <style:style style:name="T6" style:family="text">
      <style:text-properties officeooo:rsid="00b4ce94"/>
    </style:style>
    <style:style style:name="T7" style:family="text">
      <style:text-properties officeooo:rsid="00b67dfa"/>
    </style:style>
    <style:style style:name="T8" style:family="text">
      <style:text-properties officeooo:rsid="00b7cf6f"/>
    </style:style>
    <style:style style:name="T9" style:family="text">
      <style:text-properties officeooo:rsid="00b88e81"/>
    </style:style>
    <style:style style:name="T10" style:family="text">
      <style:text-properties officeooo:rsid="00b8ad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le5" table:style-name="Table5">
        <table:table-column table:style-name="Table5.A"/>
        <table:table-column table:style-name="Table5.B"/>
        <table:table-row table:style-name="TableLine1442044307168">
          <table:table-cell table:style-name="Table5.A1" office:value-type="string">
            <text:p text:style-name="P16">ΚΕΦΑΛΑΙΟΝ ΕΝΝΕΑ</text:p>
            <text:p text:style-name="P17">Η ΠΕΡΙ ΜΕΣΑΣ ΝΥΚΤΑΣ ΜΟΝΟΜΑΧΙΑ</text:p>
          </table:table-cell>
          <table:table-cell table:style-name="Table5.A1" office:value-type="string">
            <text:p text:style-name="P14">CHAPTER NINE</text:p>
            <text:p text:style-name="P14">THE MIDNIGHT DUEL</text:p>
          </table:table-cell>
        </table:table-row>
        <table:table-row table:style-name="TableLine1442044309072">
          <table:table-cell table:style-name="Table5.A1" office:value-type="string">
            <text:p text:style-name="P18">ὁ δ’ ’Ἁρειος οὐκ ἤλπιζε γνωρίσαι ποτέ παῖδα οὐδένα ὃν μᾶλλον μισεῖῆ τὸν Δούδλιον, μέχρι οὗ τῷ γε Δράκοντι Μαλθάκῳ ἐνέτυχεν.</text:p>
          </table:table-cell>
          <table:table-cell table:style-name="Table5.A1" office:value-type="string">
            <text:p text:style-name="P5">Harry had never believed he would meet a boy he hated more than Dudley, but that was before he met Draco Malfoy.</text:p>
          </table:table-cell>
        </table:table-row>
        <table:table-row table:style-name="TableLine1442044309072">
          <table:table-cell table:style-name="Table5.A1" office:value-type="string">
            <text:p text:style-name="P18">ἀλλ’ οὖν τό γε μὲν πρῶτον οὐκ ε”δει τοὺς Γρυφινδώρους τοὺς πρωτοπείρους φοιτᾶν μετὰ τῶν Σλυθηρίνων, εἰ μὴ πρὸς τὰ ποτικά, ὥστ’ οὐκ ε”τυχεν ὁμιλῶν ὡς ε’πί τὸ πολὺ τῷ Μαλθάκῳ.</text:p>
          </table:table-cell>
          <table:table-cell table:style-name="Table5.A1" office:value-type="string">
            <text:p text:style-name="P5">Still, first-year Gryffindors only had Potions with the Slytherins, so they didn't have to put up with Malfoy much.</text:p>
          </table:table-cell>
        </table:table-row>
        <table:table-row table:style-name="TableLine1442044309072">
          <table:table-cell table:style-name="Table5.A1" office:value-type="string">
            <text:p text:style-name="P18">ὕστερον δέ οἱ Γρυφίνδωροι κλαίοντες κατεῖδον ἀγγελίαν τινὰ ἐν τῷ ἑαυτῶν κοινείῳ φανεῖσαν.</text:p>
          </table:table-cell>
          <table:table-cell table:style-name="Table5.A1" office:value-type="string">
            <text:p text:style-name="P5">Or at least, they didn't until they spotted a notice pinned up in the Gryffindor common room that made them all groan.</text:p>
          </table:table-cell>
        </table:table-row>
        <table:table-row table:style-name="TableLine1442044309072">
          <table:table-cell table:style-name="Table5.A1" office:value-type="string">
            <text:p text:style-name="P18"><text:span text:style-name="T2">τὰ γὰρ περὶ τῆς πτητικῆς μαθήματα τὰ πρώτιστα τῇ Πεμπτῇ γενήσεσθαι, δέον αὐτοὺς τε καὶ τοὺς Σλυθηρίνους κοινῇ φοιτᾶν.</text:span></text:p>
          </table:table-cell>
          <table:table-cell table:style-name="Table5.A1" office:value-type="string">
            <text:p text:style-name="P5">Flying lessons would be starting on Thursday -- and Gryffindor and Slytherin would be learning together.</text:p>
          </table:table-cell>
        </table:table-row>
        <table:table-row table:style-name="TableLine1442044309072">
          <table:table-cell table:style-name="Table5.A1" office:value-type="string">
            <text:p text:style-name="P18">ὁ δ’ <text:span text:style-name="T2">Ἅ</text:span>ρειος αἰνιττόμενος Ἀλλ’ ἕρμαιόν που, ἔφη, νομίζω τὸ ἐφορῶντος τοῦ Μαλθάκου ἐν σάρῳ εὐηθίζεσθαι.</text:p>
          </table:table-cell>
          <table:table-cell table:style-name="Table5.A1" office:value-type="string">
            <text:p text:style-name="P5">"Typical," said Harry darkly. "Just what I always wanted. To make a fool of myself on a broomstick in front of Malfoy."</text:p>
          </table:table-cell>
        </table:table-row>
        <table:table-row table:style-name="TableLine1442044309072">
          <table:table-cell table:style-name="Table5.A1" office:value-type="string">
            <text:p text:style-name="P19">τοῦτο γὰρ ἦν οὗ μάλιστ’ ἐγλίχετο, τὸ τὴν πτητικὴν μανθάνειν.</text:p>
          </table:table-cell>
          <table:table-cell table:style-name="Table5.A1" office:value-type="string">
            <text:p text:style-name="P6">He had been looking forward to learning to fly more than anything else.</text:p>
          </table:table-cell>
        </table:table-row>
        <table:table-row table:style-name="TableLine1442044309072">
          <table:table-cell table:style-name="Table5.A1" office:value-type="string">
            <text:p text:style-name="P19">ὁ δέ Ῥοὼν εὖ ποιῶν Ἀλλ’ οὐκ ἀκριβῶς οἶσθ’ ὅτι εὐήθη σαυτὸν παρέξεις.</text:p>
          </table:table-cell>
          <table:table-cell table:style-name="Table5.A1" office:value-type="string">
            <text:p text:style-name="P6">"You don't know that you'll make a fool of yourself," said Ron reasonably.</text:p>
          </table:table-cell>
        </table:table-row>
        <table:table-row table:style-name="TableLine1442044309072">
          <table:table-cell table:style-name="Table5.A1" office:value-type="string">
            <text:p text:style-name="P19">πολλὰ μὲν γὰρ λαλεῖ ὁ Μάλθακος περὶ τῆς <text:span text:style-name="T3">ἰ</text:span>καροσφαιρικῆς ὥς ἐστι τεχνικὸς εἴ τις ἄλλος.</text:p>
            <text:p text:style-name="P19">ἀλλ’ ἔστι δὴ τοῦτο ψιλὴ λαλία.</text:p>
          </table:table-cell>
          <table:table-cell table:style-name="Table5.A1" office:value-type="string">
            <text:p text:style-name="P6">"Anyway, I know Malf<text:span text:style-name="T3">r</text:span>oy's always going on about how good he is at Quidditch, but I bet that's all talk."</text:p>
          </table:table-cell>
        </table:table-row>
        <table:table-row table:style-name="TableLine1442044309072">
          <table:table-cell table:style-name="Table5.A1" office:value-type="string">
            <text:p text:style-name="P19">καὶ ὁ Μάλθακος πολλὰ δὴ ε”λεγε περὶ τῆς πτήσεως.</text:p>
          </table:table-cell>
          <table:table-cell table:style-name="Table5.A1" office:value-type="string">
            <text:p text:style-name="P6">Malf<text:span text:style-name="T3">ro</text:span>y certainly did talk about flying a lot.</text:p>
          </table:table-cell>
        </table:table-row>
        <table:table-row table:style-name="TableLine1442044309072">
          <table:table-cell table:style-name="Table5.A1" office:value-type="string">
            <text:p text:style-name="P19">βαρέως γὰρ ε”φερεν ἰδὼν τούς πρωτοπείρους οὐδέποτε πρὸς τὰς ἐπ’ ι’καροσφαιρικῆς ἀγέλας αἱρεῖσθαι ἀγωνισομένους.<text:span text:style-name="T3"> καὶ μεγαλαυχούμενος πόλλ’ ἐμυθολόγει τὰ τοιαῦτα φράζων ὅπως μόλις πέφευγε Μυγάλους τινὰς ἐν ἑλικοπτέροις ἐπιδιώκοντας.</text:span></text:p>
          </table:table-cell>
          <table:table-cell table:style-name="Table5.A1" office:value-type="string">
            <text:p text:style-name="P6">He complained loudly about first years never getting on the house Quidditch teams and told long, boastful stories that always seemed to end with him narrowly escaping Muggles in helicopters.</text:p>
          </table:table-cell>
        </table:table-row>
        <table:table-row table:style-name="TableLine1442044309072">
          <table:table-cell table:style-name="Table5.A1" office:value-type="string">
            <text:p text:style-name="P19">καὶ οὐ μόνον οὗτος τοιαῦτ’ ἐτραγῴδει, ἀλλὰ καὶ ὁ Σάμιος, εἴ τις πίθοιτ’ αὐτῷ αὐχοῦντι, παῖς ὢν ἀεὶ περὶ τῆς χώρας ἐν σάρῳ ᾗττε.</text:p>
          </table:table-cell>
          <table:table-cell table:style-name="Table5.A1" office:value-type="string">
            <text:p text:style-name="P6">He wasn't the only one, though: the way Seamus Finnigan told it, he'd spent most of his childhood zooming around the countryside on his broomstick. </text:p>
          </table:table-cell>
        </table:table-row>
        <table:table-row table:style-name="TableLine1442044309072">
          <table:table-cell table:style-name="Table5.A1" office:value-type="string">
            <text:p text:style-name="P19">καὶ δὴ καὶ ὁ Ῥοών, εἴ τις βούλοιτο ἀκροᾶσθαι αὐτοῦ, πολλάκις διεξῄει ὅπως ἀνεμόπτερον μονονουχὶ προσέκρουσέ ποτε ἐν τῷ σάρῳ τῷ τοῦ Καρόλου παλαιῷ αἰωρούμενος.</text:p>
          </table:table-cell>
          <table:table-cell table:style-name="Table5.A1" office:value-type="string">
            <text:p text:style-name="P6">Even Ron would tell anyone who'd listen about the time he'd almost hit a hang glider on Charlie's old broom.</text:p>
          </table:table-cell>
        </table:table-row>
        <table:table-row table:style-name="TableLine1442044309072">
          <table:table-cell table:style-name="Table5.A1" office:value-type="string">
            <text:p text:style-name="P19">οἱ γάρ τοι τῶν ἀρχαίων γενῶν μαγικῶν ἅπαντες ἀεὶ <text:soft-page-break/>περὶ τῆς ι’καροσφαιρικῆς διελέγοντο.</text:p>
          </table:table-cell>
          <table:table-cell table:style-name="Table5.A1" office:value-type="string">
            <text:p text:style-name="P6">Everyone from wizarding families talked about Quidditch constantly.</text:p>
          </table:table-cell>
        </table:table-row>
        <table:table-row table:style-name="TableLine1442044309072">
          <table:table-cell table:style-name="Table5.A1" office:value-type="string">
            <text:p text:style-name="P20">καὶ ὁ Ῥοὼν ἤδη πολὺ περὶ τῆς ποδοσφαιρικ<text:span text:style-name="T3">ῆ</text:span>ς ἠμφεσβήτει τῷ Δείνῳ Θόμᾳ κοινωνοῦντι τοῦ κοιμητηρίου αὐτοῖς, ὡς οὐκ ἐπιστάμενος τοῦτο τὸ παίγνιον ὅθεν ἀξιόλογον γίγνεται, μιᾶς μὲν σφαίρας ὑπαρχούσης οὐδ’ ἐξὸν πέτεσθαι οὐδενί.<text:span text:style-name="T4"> καί ὁ Ἄρειος ε”λαβέ ποτε τὸν Ῥοῶνα σκαλεύοντα γραφὴν τοῦ Δείνου τινὰ εἰκασίαν παρέχουσαν τῶν ποδοσφαιριστῶν τῶν Ῥαιστήρων καλουμένων εἴ πως κινοίη αὐτούς.</text:span></text:p>
          </table:table-cell>
          <table:table-cell table:style-name="Table5.A1" office:value-type="string">
            <text:p text:style-name="P6">Ron had already had a big argument with Dean Thomas, who shared their dormitory, about soccer. Ron couldn't see what was exciting about a game with only one ball where no one was allowed to fly. Harry had caught Ron prodding Dean's poster of West Ham soccer team, trying to make the players move.</text:p>
          </table:table-cell>
        </table:table-row>
        <table:table-row table:style-name="TableLine1442044309072">
          <table:table-cell table:style-name="Table5.A1" office:value-type="string">
            <text:p text:style-name="P20">ὁ δέ Νεφελώδης οὐπώποτ’ ἐν σάρῳ διέτριψε, τῆς τήθης οὐκ ἐπιτρεψάσης ποτ’ αὐτῷ οὐδ’ ἅπτεσθαι τοῦ τοιούτου.</text:p>
          </table:table-cell>
          <table:table-cell table:style-name="Table5.A1" office:value-type="string">
            <text:p text:style-name="P6">Neville had never been on a broomstick in his life, because his grandmother had never let him near one. </text:p>
          </table:table-cell>
        </table:table-row>
        <table:table-row table:style-name="TableLine1442044309072">
          <table:table-cell table:style-name="Table5.A1" office:value-type="string">
            <text:p text:style-name="P20">ὁ δ”Άρειος καθ’ ἑαυτὸν λογισάμενος ἐνόμισεν αὐτὴν εὖ φρονεῖν· τὸν γὰρ Νεφελώδη πολλάκις δὴ κακὰ πεπονθέναι καὶ πεδοστιβῆ.</text:p>
          </table:table-cell>
          <table:table-cell table:style-name="Table5.A1" office:value-type="string">
            <text:p text:style-name="P7">Privately, Harry felt she'd had good reason, because Neville managed to have an extraordinary number of accidents even with both feet on the ground.</text:p>
          </table:table-cell>
        </table:table-row>
        <table:table-row table:style-name="TableLine1442044309072">
          <table:table-cell table:style-name="Table5.A1" office:value-type="string">
            <text:p text:style-name="P20">καὶ ἡ Ἑρμιόνη οὐχ ἧττον τοῦ Νεφελώδους ἐφοβεῖτο τὰ περὶ τῆς πτήσεως.</text:p>
          </table:table-cell>
          <table:table-cell table:style-name="Table5.A1" office:value-type="string">
            <text:p text:style-name="P7">Hermione Granger was almost as nervous about flying as Neville was.</text:p>
          </table:table-cell>
        </table:table-row>
        <table:table-row table:style-name="TableLine1442044309072">
          <table:table-cell table:style-name="Table5.A1" office:value-type="string">
            <text:p text:style-name="P20">ταῦτα γοῦν οὐκ ἧν ἐκ βιβλίου μαθεῖν, ο<text:span text:style-name="T4">ὐ</text:span> μὴν ἀλλ’ ἐντόνως ἐπεχείρησεν.</text:p>
          </table:table-cell>
          <table:table-cell table:style-name="Table5.A1" office:value-type="string">
            <text:p text:style-name="P7">This was something you couldn't learn by heart out of a book -- not that she hadn't tried.</text:p>
          </table:table-cell>
        </table:table-row>
        <table:table-row table:style-name="TableLine1442044309072">
          <table:table-cell table:style-name="Table5.A1" office:value-type="string">
            <text:p text:style-name="P20">ἀριστῶντας γὰρ τῇ Πεμπτῄ πάνυ ἀνιῶσα πάσας διεδίδου τὰς περὶ πτήσεως ὑποθέσεις ἃς ἐξηύρηκε βιβλίον χρησαμένη τι παρὰ τῆς δημοσίας βιβλιοθήκης.<text:span text:style-name="T4"> τούτῳ γὰρ τῷ βιβλίῳ ὅνομα ἦν ἡ ι’καροσφαιρικὴ ἐξ ἔτους εἰς ἔτος.</text:span></text:p>
          </table:table-cell>
          <table:table-cell table:style-name="Table5.A1" office:value-type="string">
            <text:p text:style-name="P7">At breakfast on Thursday she bored them all stupid with flying tips she'd gotten out of a library book called Quidditch Through the Ages.</text:p>
          </table:table-cell>
        </table:table-row>
        <table:table-row table:style-name="TableLine1442044309072">
          <table:table-cell table:style-name="Table5.A1" office:value-type="string">
            <text:p text:style-name="P20">καὶ ὁ μὲν Νεφελώδης ἐκκρεμάμενος τοῦ λόγου αὐτῆς μάλιστ’ ἐσπούδαζεν εἴ πως τοῦ σάρου ἐκκρεμάσθαι δύναιτο μαθὼν ἤδη τὰ ἐπιτήδεια, οἱ δ’ ἄλλοι μάλισθ’ ἥσθησαν εἷσκεκομισμένων τῶν ἐπιστολῶν· τοῦτο γὰρ εὐθὺς δὴ <text:span text:style-name="T4">ἔ</text:span>σχεν αὐτὴν μεταξὺ λέγουσαν.</text:p>
          </table:table-cell>
          <table:table-cell table:style-name="Table5.A1" office:value-type="string">
            <text:p text:style-name="P7">Neville was hanging on to her every word, desperate for anything that might help him hang on to his broomstick later, but everybody else was very pleased when Hermione's lecture was interrupted by the arrival of the mail.</text:p>
          </table:table-cell>
        </table:table-row>
        <table:table-row table:style-name="TableLine1442044309072">
          <table:table-cell table:style-name="Table5.A1" office:value-type="string">
            <text:p text:style-name="P20">ὁ δ’ <text:span text:style-name="T4">Ἅ</text:span>ρειος οὐκ ἐλελήθει δήπου τὸν Μάλθακον οὐδεμίαν δεξάμενος ἐπιστολὴν μετὰ τὰ γράμματα τὰ τόθ’ ὑφ’ Ἁγριώδου πεμφθέντα.</text:p>
          </table:table-cell>
          <table:table-cell table:style-name="Table5.A1" office:value-type="string">
            <text:p text:style-name="P7">Harry hadn't had a single letter since Hagrid's note, something that Malfoy had been quick to notice, of course.</text:p>
          </table:table-cell>
        </table:table-row>
        <table:table-row table:style-name="TableLine1442044309072">
          <table:table-cell table:style-name="Table5.A1" office:value-type="string">
            <text:p text:style-name="P20">τούτῳ γὰρ ὁ ὦτος ἀεὶ νώγαλα σοφῶς χάρτῃ συγκαλυπτὰ οἴκοθεν εῖσεκόμιζεν, ἅπερ ἐκεῖνος γαυρούμενος ἐναντίον τῶν Σλυθηρίνων ἐξεκάλυπτεν ἀριστώντων.</text:p>
          </table:table-cell>
          <table:table-cell table:style-name="Table5.A1" office:value-type="string">
            <text:p text:style-name="P7">Malfoy's eagle owl was always bringing him packages of sweets from home, which he opened gloatingly at the Slytherin table.</text:p>
          </table:table-cell>
        </table:table-row>
        <table:table-row table:style-name="TableLine1442044309072">
          <table:table-cell table:style-name="Table5.A1" office:value-type="string">
            <text:p text:style-name="P20">καί στρίξ ἐκόμισε τῷ Νεφελώδει μικρόν τι ὑπὸ τῆς τήθης πεμ- φθέν.<text:span text:style-name="T4"> τοῦτο δὲ σπουδῇ ἐκκαλύψας ε”δειξεν αὐτοῖς σφαῖράν τινα ὑαλίνην καί καπνοῦ πλήρη λευκοῦ τοσαύτην ὅσην βώλῳ μεγάλῳ </text:span><text:soft-page-break/><text:span text:style-name="T4">εἰκάζοιεν ἂν οἱ νῦν παῖδες. </text:span></text:p>
          </table:table-cell>
          <table:table-cell table:style-name="Table5.A1" office:value-type="string">
            <text:p text:style-name="P7">A barn owl brought Neville a small package from his grandmother. He opened it excitedly and showed them a glass ball the size of a large marble, which seemed to be full of white smoke.</text:p>
          </table:table-cell>
        </table:table-row>
        <table:table-row table:style-name="TableLine1442044309072">
          <table:table-cell table:style-name="Table5.A1" office:value-type="string">
            <text:p text:style-name="P20"><text:span text:style-name="T4">Ἀλλὰ παντομνημονευτικόν ἐστιν, ἔφη.</text:span></text:p>
          </table:table-cell>
          <table:table-cell table:style-name="Table5.A1" office:value-type="string">
            <text:p text:style-name="P7">"It's a Remembrall!" he explained.</text:p>
          </table:table-cell>
        </table:table-row>
        <table:table-row table:style-name="TableLine1442044309072">
          <table:table-cell table:style-name="Table5.A1" office:value-type="string">
            <text:p text:style-name="P21">ἡ γὰρ τήθη ξύνοιδε μοι πάνυ ἐπιλήσμονι ὄντι· τοῦτο δέ σημαίνει ὅ τι ποιητέον ε”σται σοι ἥν ποτε ἐπιλάθῃς του.</text:p>
          </table:table-cell>
          <table:table-cell table:style-name="Table5.A1" office:value-type="string">
            <text:p text:style-name="P8">"Gran knows I forget things -- this tells you if there's something you've forgotten to do.</text:p>
          </table:table-cell>
        </table:table-row>
        <table:table-row table:style-name="TableLine1442044309072">
          <table:table-cell table:style-name="Table5.A1" office:value-type="string">
            <text:p text:style-name="P21"><text:span text:style-name="T5">ἰ</text:span>δού<text:span text:style-name="T5">·</text:span> <text:span text:style-name="T5">ἢ</text:span>ν μέν σοι βεβαίως ἐχομένῳ ἐρυθρὸν γίγνηται, ἐπιλέλησαι τινός - ἀλλὰ μεταξὺ λέγων ταῦτα μάλιστ’ ἠπόρει, τοῦ παντομνημονευτικοῦ ἐκλάμποντος ἅμα ὥσπερ σάνδυκος.<text:span text:style-name="T5"> καί γὰρ αὐτὸς ἐπελάθετό τινος.</text:span></text:p>
          </table:table-cell>
          <table:table-cell table:style-name="Table5.A1" office:value-type="string">
            <text:p text:style-name="P8">Look, you hold it tight like this and if it turns red -- oh..." His face fell, because the Remembrall had suddenly glowed scarlet, "You've forgotten something..."</text:p>
          </table:table-cell>
        </table:table-row>
        <table:table-row table:style-name="TableLine1442044309072">
          <table:table-cell table:style-name="Table5.A1" office:value-type="string">
            <text:p text:style-name="P21">ἐπειρᾶτο δέ μεμνῆσθαι ὅτου ἐπελάθετο καὶ ὁ Δράκων Μάλθακος τὴν τῶν Γρυφινδώρων τράπεζαν παριὼν ἀνήρπασε τὸ παντομνημονευτικὸν αὐτῷ ἐκ τῆς χειρός.</text:p>
          </table:table-cell>
          <table:table-cell table:style-name="Table5.A1" office:value-type="string">
            <text:p text:style-name="P8">Neville was trying to remember what he'd forgotten when Draco Malfoy, who was passing the Gryffindor table, snatched the Remembrall out of his hand.</text:p>
          </table:table-cell>
        </table:table-row>
        <table:table-row table:style-name="TableLine1442044309072">
          <table:table-cell table:style-name="Table5.A1" office:value-type="string">
            <text:p text:style-name="P21">καὶ ὁ μὲν <text:span text:style-name="T5">Ἅ</text:span>ρειος καὶ ὁ Ῥοὼν εὐθὺς ἀνεπήδησαν, ὡς μάλ’ ἐλπίζοντες πρόφασίν τινα εὑρεῖν τοῦ ε<text:span text:style-name="T5">ἰ</text:span>ς χεῖρας ἐλθεῖν ἐκείνῳ.</text:p>
          </table:table-cell>
          <table:table-cell table:style-name="Table5.A1" office:value-type="string">
            <text:p text:style-name="P8">Harry and Ron jumped to their feet. They were half hoping for a reason to fight Malfay, but Professor McGonagall, who could spot trouble quicker than any teacher in the school, was there in a flash.</text:p>
          </table:table-cell>
        </table:table-row>
        <table:table-row table:style-name="TableLine1442044309072">
          <table:table-cell table:style-name="Table5.A1" office:value-type="string">
            <text:p text:style-name="P21">ἡ δέ Μαγονωγαλέα ἔφθασεν αὐτοὺς ἀεὶ ἐν εὐφυλάκτῳ οὖσα ὑπὲρ τῶν ἄλλων σοφιστῶν πρὸς τὸ πράγματα γιγνώσκειν.</text:p>
          </table:table-cell>
          <table:table-cell table:style-name="Table5.A1" office:value-type="string">
            <text:p text:style-name="P1"/>
          </table:table-cell>
        </table:table-row>
        <table:table-row table:style-name="TableLine1442044309072">
          <table:table-cell table:style-name="Table5.A1" office:value-type="string">
            <text:p text:style-name="P21">Τί δὴ τὸ πρᾶγμα; ἔφη.</text:p>
          </table:table-cell>
          <table:table-cell table:style-name="Table5.A1" office:value-type="string">
            <text:p text:style-name="P8">"What's going on?"</text:p>
          </table:table-cell>
        </table:table-row>
        <table:table-row table:style-name="TableLine1442044309072">
          <table:table-cell table:style-name="Table5.A1" office:value-type="string">
            <text:p text:style-name="P21">Ὁ Μάλθακος τούμὸν <text:span text:style-name="T5">ἔ</text:span>χει παντομνημονευτικόν, ὧ σοφίστρια.<text:span text:style-name="T5"> καί σκυθρωπάζων τι ὁ Μάλθακος ταχέως μεθῆκε τὸ παντομνημονευτικόν ἐπὶ τὴν τράπεζαν.</text:span></text:p>
          </table:table-cell>
          <table:table-cell table:style-name="Table5.A1" office:value-type="string">
            <text:p text:style-name="P8">"Malfoy's got my Remembrall, Professor."</text:p>
            <text:p text:style-name="P8">Scowling, Malfoy quickly dropped the Remembrall back on the table.</text:p>
          </table:table-cell>
        </table:table-row>
        <table:table-row table:style-name="TableLine1442044309072">
          <table:table-cell table:style-name="Table5.A1" office:value-type="string">
            <text:p text:style-name="P21">Οὐδέν, ἔφη, ἄλλο ἤθελον ποιῆσαι ἢ θεωρεῖν μόνον.</text:p>
            <text:p text:style-name="P21">καὶ ὑπεξῆλθεν ἄγων Κάρκινον καί Κέρκοπα.</text:p>
          </table:table-cell>
          <table:table-cell table:style-name="Table5.A1" office:value-type="string">
            <text:p text:style-name="P8">"Just looking," he said, and he sloped away with Crabbe and Goyle behind him.</text:p>
          </table:table-cell>
        </table:table-row>
        <table:table-row table:style-name="TableLine1442044309072">
          <table:table-cell table:style-name="Table5.A1" office:value-type="string">
            <text:p text:style-name="P21">ὀλίγον δὲ μετὰ τὴν ἐνάτην τῆς δείλης, ὅ τ’<text:span text:style-name="T5"> Ἅ</text:span>ρειος καὶ ὁ Ῥοών καὶ οἱ ἄλλοι Γ ρυφίνδωροι σπεύδοντες κατέβησαν κατὰ τὴν κλίμακα ε<text:span text:style-name="T5">ἰ</text:span>ς τὸν κῆπον μαθησόμενοι τὰ πρῶτα τῆς πτητικῆς τέχνης.</text:p>
            <text:p text:style-name="P21"/>
          </table:table-cell>
          <table:table-cell table:style-name="Table5.A1" office:value-type="string">
            <text:p text:style-name="P8">At three-thirty that afternoon, Harry, Ron, and the other Gryffindors hurried down the front steps onto the grounds for their first flying lesson.</text:p>
          </table:table-cell>
        </table:table-row>
        <table:table-row table:style-name="TableLine1442044309072">
          <table:table-cell table:style-name="Table5.A1" office:value-type="string">
            <text:p text:style-name="P21">αἰθρίας δ’ οὔσης ἐπορεύοντο διὰ λειμῶνος ἀνέμοις κινουμένου κάτω ε<text:span text:style-name="T5">ἰ</text:span>ς λειμῶνα ἄλλην ὁμαλήν, αὕτη δ’ ἦν ἐπέκεινα τοῦ κήπου, ἀπέχουσα πολὺ τῆς ὕλης ἀπορρήτου, ῆς ἂν ὅμως τὰ δένδρα τηλόθεν εἶδες κνεφαῖα ἀνέμῳ φορούμενα.</text:p>
          </table:table-cell>
          <table:table-cell table:style-name="Table5.A1" office:value-type="string">
            <text:p text:style-name="P8">It was a clear, breezy day, and the grass rippled under their feet as they marched down the sloping lawns toward a smooth, flat lawn on the opposite side of the grounds to the forbidden forest, whose trees were swaying darkly in the distance.</text:p>
          </table:table-cell>
        </table:table-row>
        <table:table-row table:style-name="TableLine1442044309072">
          <table:table-cell table:style-name="Table5.A1" office:value-type="string">
            <text:p text:style-name="P21">καὶ οἶ Σλυθήρινοι ἤδη παρῆσαν καί σάρα εἴκοσι πρόκροσσα ε’ν στοίχοις κοσμίως ἦν προκείμενα.</text:p>
          </table:table-cell>
          <table:table-cell table:style-name="Table5.A1" office:value-type="string">
            <text:p text:style-name="P9">The Slytherins were already there, and so were twenty broomsticks lying in neat lines on the ground.</text:p>
          </table:table-cell>
        </table:table-row>
        <table:table-row table:style-name="TableLine1442044309072">
          <table:table-cell table:style-name="Table5.A1" office:value-type="string">
            <text:p text:style-name="P22">ὁ δ’ <text:span text:style-name="T6">Ἅ</text:span>ρειος ἤκουσέ ποτε τῶν Ε<text:span text:style-name="T6">ὐ</text:span>ισηλίων σχετλιαζόντων περὶ τῶν σάρων τῶν Ὑογοητικῶν <text:soft-page-break/>ὡς <text:span text:style-name="T6">ἔ</text:span>στιν ἃ ἢ σφύζει ἐάν τις ἀνωτέρω πέτηται, ἢ πρὸς ἀριστερᾶν περιίσταται.</text:p>
          </table:table-cell>
          <table:table-cell table:style-name="Table5.A1" office:value-type="string">
            <text:p text:style-name="P9">Harry had heard Fred and George Weasley complain about the school brooms, saying that some of them started to vibrate if you flew too high, <text:soft-page-break/>or always flew slightly to the left.</text:p>
          </table:table-cell>
        </table:table-row>
        <table:table-row table:style-name="TableLine1442044309072">
          <table:table-cell table:style-name="Table5.A1" office:value-type="string">
            <text:p text:style-name="P22">ἀφίκετο δ’ ἤδη ἡ Εὖχρῆ διδασκαλίς οὖσα.</text:p>
            <text:p text:style-name="P22">πολιὰς δέ παρεῖχε τὰς τρίχας, καί ἦσαν αὐτῇ ὀφθαλμοὶ κιρροὶ καθάπερ κίρκῳ, καὶ γρύζουσα Τί μέλλετε; ἔφη.<text:span text:style-name="T6"> πᾶς τις παραστήτω σάρῳ. ἄγε δή. σπεύσατε.</text:span></text:p>
          </table:table-cell>
          <table:table-cell table:style-name="Table5.A1" office:value-type="string">
            <text:p text:style-name="P9">Their teacher, Madam Hooch, arrived. She had short, gray hair, and yellow eyes like a hawk.</text:p>
            <text:p text:style-name="P9">"Well, what are you all waiting for?" she barked. "Everyone stand by a broomstick. Come on, hurry up."</text:p>
          </table:table-cell>
        </table:table-row>
        <table:table-row table:style-name="TableLine1442044309072">
          <table:table-cell table:style-name="Table5.A1" office:value-type="string">
            <text:p text:style-name="P22">ὁ δ<text:span text:style-name="T6">' Ἅ</text:span>ρειος βλέψας κάτω τοῦ ἑαυτοῦ σάρου ᾔσθετο παλαιοῦ ὄντος καί πτόρθους <text:span text:style-name="T6">ἔ</text:span>χοντος οὐκ ὀλίγους εἰκῇ προῦχοντας.</text:p>
          </table:table-cell>
          <table:table-cell table:style-name="Table5.A1" office:value-type="string">
            <text:p text:style-name="P9">Harry glanced down at his broom. It was old and some of the twigs stuck out at odd angles.</text:p>
            <text:p text:style-name="P9"/>
          </table:table-cell>
        </table:table-row>
        <table:table-row table:style-name="TableLine1442044309072">
          <table:table-cell table:style-name="Table5.A1" office:value-type="string">
            <text:p text:style-name="P22">ἐκείνη δέ Προτείνατε, ἔφη, τὴν δεξιὰν ὑπὲρ τὸ σάρον καὶ ’Ἁνα βοήσατε.<text:span text:style-name="T6"> καί ἅπαντες Ἄνα ἐβόησαν.</text:span></text:p>
          </table:table-cell>
          <table:table-cell table:style-name="Table5.A1" office:value-type="string">
            <text:p text:style-name="P9">"Stick out your right hand over your broom," called Madam Hooch at the front, "and say 'Up!"' "UP everyone shouted.</text:p>
          </table:table-cell>
        </table:table-row>
        <table:table-row table:style-name="TableLine1442044309072">
          <table:table-cell table:style-name="Table5.A1" office:value-type="string">
            <text:p text:style-name="P22">καὶ τὸ τοῦ Ἀρείου σάρον εὐθὺς εἰς τὴν δεξιὰν ἀνεπήδησεν καὶ ἄλλα ὡσαύτως τινά, ὀλίγα δέ.</text:p>
          </table:table-cell>
          <table:table-cell table:style-name="Table5.A1" office:value-type="string">
            <text:p text:style-name="P10">Harry's broom jumped into his hand at once, but it was one of the few that did.</text:p>
          </table:table-cell>
        </table:table-row>
        <table:table-row table:style-name="TableLine1442044309072">
          <table:table-cell table:style-name="Table5.A1" office:value-type="string">
            <text:p text:style-name="P23">καί τὸ μὲν τῆς Ἑρμιόνης οὐδέν ἐκινήθη πλὴν ἀλλὰ χαμαὶ περιεστρέψατό τι, τὸ δέ τοῦ Νεφελώδους ἀκίνητον δὴ αὐτοῦ ἔκειτο.</text:p>
          </table:table-cell>
          <table:table-cell table:style-name="Table5.A1" office:value-type="string">
            <text:p text:style-name="P10">Hermione Granger's had simply rolled over on the ground, and Neville's hadn't moved at all.</text:p>
          </table:table-cell>
        </table:table-row>
        <table:table-row table:style-name="TableLine1442044309072">
          <table:table-cell table:style-name="Table5.A1" office:value-type="string">
            <text:p text:style-name="P23">ὁ δ’ Ἄρειος ἐσκοπεῖτο πρὸς ἑαυτὸν εἴ πως τὰ σάρα ὁμοῖα ὄντα τοῖς ἵπποις εἰδεῖεν πότερον φόβον τις παρέχοι.<text:span text:style-name="T7"> τὴν γὰρ τοῦ Νεφελώδους φωνὴν δήλην εἶναι τρέμουσαν ὡς μάλιστα βουλομένου χαμαὶ διατρῖψαι.</text:span></text:p>
          </table:table-cell>
          <table:table-cell table:style-name="Table5.A1" office:value-type="string">
            <text:p text:style-name="P10">Perhaps brooms, like horses, could tell when you were afraid, thought Harry; there was a quaver in Neville's voice that said only too clearly that he wanted to keep his feet on the ground.</text:p>
          </table:table-cell>
        </table:table-row>
        <table:table-row table:style-name="TableLine1442044309072">
          <table:table-cell table:style-name="Table5.A1" office:value-type="string">
            <text:p text:style-name="P24">ἐντεῦθεν δέ ἡ Εὖχρῆ μεταξὺ αὐτοὺς ἐπὶ σάρον ἀναβάντας διδάσκουσα τῆς ἀκμῆς μ<text:span text:style-name="T8">ὴ</text:span> περιρρυῆναι, διὰ στοίχους ἅνω τε καί κάτω ἐβάδιζεν ἀνορθώσουσα τοὺς μὴ προσηκόντως τοῦ σάρου ἀντιλαμβάνοντας.<text:span text:style-name="T8"> ὁ δ’ Ἄρειος καὶ ὁ Ῥοών μάλισθ’ ἥδοντο ἀκούσαντες αὐτῆς τῷ γε Μαλθάκῳ λεγούσης ὡς ἐπὶ μήκιστον οὐκ ὀρθῶς ἔπραττε.</text:span></text:p>
          </table:table-cell>
          <table:table-cell table:style-name="Table5.A1" office:value-type="string">
            <text:p text:style-name="P10">Madam Hooch then showed them how to mount their brooms without sliding off the end, and walked up and down the rows correcting their grips.</text:p>
            <text:p text:style-name="P10">Harry and Ron were delighted when she told Malfoy he'd been doing it wrong for years.</text:p>
          </table:table-cell>
        </table:table-row>
        <table:table-row table:style-name="TableLine1442044309072">
          <table:table-cell table:style-name="Table5.A1" office:value-type="string">
            <text:p text:style-name="P24">’Άγε δή, ἔφη, ἐπεὶ τάχιστα τῴ νιγλάρῳ ηὕλησα τὴν ἀρχήν, δεῖ ὑμᾶς ἐντόνως λακτίσματι ἀπῶσαι τὰ σάρα ἀπὸ τῆς γῆς ὡς ἄρδην αι’ωρησόμενοι.<text:span text:style-name="T8"> ἰσόρροπα δ’ ἔχοντες τὰ σάρα ἅνω φέρεσθε μικρόν τι κᾶπειτα πρόσω νεύσαντες εὐθὺ χαμᾶζε κατάγεσθε.</text:span></text:p>
          </table:table-cell>
          <table:table-cell table:style-name="Table5.A1" office:value-type="string">
            <text:p text:style-name="P11">"Now, when I blow my whistle, you kick off from the ground, hard," said Madam Hooch. "Keep your brooms steady, rise a few feet, and then come straight back down by leaning forward slightly.</text:p>
          </table:table-cell>
        </table:table-row>
        <table:table-row table:style-name="TableLine1442044309072">
          <table:table-cell table:style-name="Table5.A1" office:value-type="string">
            <text:p text:style-name="P24">ἀκούσατε δῆτα τοῦ νιγλάρου· τρεῖς - δύο - ὁ δέ Νεφελώδης περιδεὴς ὢν ὡς φοβούμενος χαμαὶ καταμεῖναι, ἐρρωμένως πεδόθεν ἀπεώσατο πρίν γε τὴν Εὐχρῆν αὐλῆσαι<text:span text:style-name="T8">.</text:span> </text:p>
          </table:table-cell>
          <table:table-cell table:style-name="Table5.A1" office:value-type="string">
            <text:p text:style-name="P11">On my whistle -- three -- two --"<text:span text:style-name="T8"> </text:span>But Neville, nervous and jumpy and frightened of being left on the ground, pushed off hard before the whistle had touched Madam Hooch's lips.</text:p>
          </table:table-cell>
        </table:table-row>
        <table:table-row table:style-name="TableLine1442044309072">
          <table:table-cell table:style-name="Table5.A1" office:value-type="string">
            <text:p text:style-name="P24">αὕτη δέ βοῶσα Κάτιθι, εἶπεν, ὦ παῖ.<text:span text:style-name="T8"> ἐκεῖνος δ’ ἤδη ἀεροδόνητος ἀνώτερω φέρεται καθάπερ βύσμα ἐκ </text:span><text:soft-page-break/><text:span text:style-name="T8">σταμνίου πηδῶν. </text:span>καί νυνὶ δώδεκα πόδας μεμετεώρισται, νῦν δ’ εἴκοσιν.</text:p>
          </table:table-cell>
          <table:table-cell table:style-name="Table5.A1" office:value-type="string">
            <text:p text:style-name="P11">"Come back, boy!" she shouted, but Neville was rising straight up like a cork shot out of a bottle -- twelve feet -- twenty feet. </text:p>
          </table:table-cell>
        </table:table-row>
        <table:table-row table:style-name="TableLine1442044309072">
          <table:table-cell table:style-name="Table5.A1" office:value-type="string">
            <text:p text:style-name="P24">ὁ δ”Άρειος κατεῖδεν αὐτὸν τοῦτο μὲν λευκὸν γεγενημένον τὴν ὄψιν καὶ δέει ἐκπεπληγμένον κάτω βλέποντα πρὸς τὴν γὴν ἥδη ἐξίτηλον οὖσαν, τοῦτο δέ κεχηνότα καί ἀπορρέοντα εἰς πλάγιον ἀπὸ τοῦ σάρου - τοῦτο δέ πέδονδε πεσόντα κα<text:span text:style-name="T8">ὶ</text:span> πατάγῳ μεγάλῳ γὴν κρούσαντα χαμαὶ πρηνὴ κείμενον ταλαίπωρον.</text:p>
          </table:table-cell>
          <table:table-cell table:style-name="Table5.A1" office:value-type="string">
            <text:p text:style-name="P11">Harry saw his scared white face look down at the ground falling away, saw him gasp, slip sideways off the broom and -- WHAM -- a thud and a nasty crack and Neville lay facedown on the grass in a heap.</text:p>
          </table:table-cell>
        </table:table-row>
        <table:table-row table:style-name="TableLine1442044309072">
          <table:table-cell table:style-name="Table5.A1" office:value-type="string">
            <text:p text:style-name="P24">τὸ δέ σάρον ε”τι ἀνώτερω μετεωριζόμενον καί κατ’ οὖρον ἡσύχως φερόμενον πρὸς τὴν ὕλην ἀπόρρητον μετ’ ὀλίγον ἀφανῆ ἐγένετο.</text:p>
          </table:table-cell>
          <table:table-cell table:style-name="Table5.A1" office:value-type="string">
            <text:p text:style-name="P11">His broomstick was still rising higher and higher, and started to drift lazily toward the forbidden forest and out of sight.</text:p>
          </table:table-cell>
        </table:table-row>
        <table:table-row table:style-name="TableLine1442044309072">
          <table:table-cell table:style-name="Table5.A1" office:value-type="string">
            <text:p text:style-name="P24">ἡ δ’ Εὐχρῆ προσέκυπτε τῷ Νεφελῶδει λευκὴν ὡσαύτως παρέχουσα τὴν ὄψιν, καὶ ὁ ’Ἁρειος ἤκουσεν αὐτῆς λεγούσης τάδε· Τὸν καρπὸν ἔχει κατεαγότα.</text:p>
          </table:table-cell>
          <table:table-cell table:style-name="Table5.A1" office:value-type="string">
            <text:p text:style-name="P11">Madam Hooch was bending over Neville, her face as white as his.<text:span text:style-name="T8"> </text:span>"Broken wrist," Harry heard her mutter. </text:p>
          </table:table-cell>
        </table:table-row>
        <table:table-row table:style-name="TableLine1442044309072">
          <table:table-cell table:style-name="Table5.A1" office:value-type="string">
            <text:p text:style-name="P24">ἄγε δή, ὦ παῖ.<text:span text:style-name="T8"> </text:span>καλῶς ἔχει.<text:span text:style-name="T8"> </text:span>ἀνάστηθι δῆτα.</text:p>
          </table:table-cell>
          <table:table-cell table:style-name="Table5.A1" office:value-type="string">
            <text:p text:style-name="P12">"Come on, boy -- it's all right, up you get."</text:p>
          </table:table-cell>
        </table:table-row>
        <table:table-row table:style-name="TableLine1442044309072">
          <table:table-cell table:style-name="Table5.A1" office:value-type="string">
            <text:p text:style-name="P25">καί τοῖς ἄλλοις μαθηταῖς Μηδείς, ἔφη, κινείσθω ἐν ᾧ ἄγω τοῦτον τὸν παῖδα πρὸς τὸ νοσοκομεῖον.</text:p>
          </table:table-cell>
          <table:table-cell table:style-name="Table5.A1" office:value-type="string">
            <text:p text:style-name="P12">She turned to the rest of the class.<text:span text:style-name="T9"> </text:span>"None of you is to move while I take this boy to the hospital wing! </text:p>
          </table:table-cell>
        </table:table-row>
        <table:table-row table:style-name="TableLine1442044309072">
          <table:table-cell table:style-name="Table5.A1" office:value-type="string">
            <text:p text:style-name="P25">καὶ δεῖ ὑμᾶς ἐᾶν τὰ σάρα χαμαὶ λιπόντας’ εἶ δέ μή, θᾶττον ἐκπεσεῖσθε ἐκ τοῦ Ὑογοήτου ἢ δύναταί τις εἰπεῖν τὸ ι’καροσφαιρική.</text:p>
          </table:table-cell>
          <table:table-cell table:style-name="Table5.A1" office:value-type="string">
            <text:p text:style-name="P12">You leave those brooms where they are or you'll be out of Hogwarts before you can say 'Quidditch.<text:span text:style-name="T9">"</text:span> <text:line-break/></text:p>
          </table:table-cell>
        </table:table-row>
        <table:table-row table:style-name="TableLine1442044309072">
          <table:table-cell table:style-name="Table5.A1" office:value-type="string">
            <text:p text:style-name="P25">ἄγε δή, ὦ φίλτατε.</text:p>
          </table:table-cell>
          <table:table-cell table:style-name="Table5.A1" office:value-type="string">
            <text:p text:style-name="P12"><text:span text:style-name="T9">"</text:span>Come on, dear."</text:p>
          </table:table-cell>
        </table:table-row>
        <table:table-row table:style-name="TableLine1442044309072">
          <table:table-cell table:style-name="Table5.A1" office:value-type="string">
            <text:p text:style-name="P25">ὁ δέ Νεφελώδης δακρυρροῶν ἔτι καὶ τοῦ καρποῦ ἐχόμενος, ἀπῆλθε χωλευόμενος μετὰ τῆς Εὐχρῆς ἀμφιβαλούσης τὴν χεῖρα αὐτῷ.</text:p>
          </table:table-cell>
          <table:table-cell table:style-name="Table5.A1" office:value-type="string">
            <text:p text:style-name="P12">Neville, his face tear-streaked, clutching his wrist, hobbled off with Madam Hooch, who had her arm around him.</text:p>
          </table:table-cell>
        </table:table-row>
        <table:table-row table:style-name="TableLine1442044309072">
          <table:table-cell table:style-name="Table5.A1" office:value-type="string">
            <text:p text:style-name="P25">ἀποιχομένων δ’ ἐξ ἐπηκόου, ὁ Μάλθακος γέλωτα συνέθηκε πολὺν εἶπὼν ὅτι· </text:p>
          </table:table-cell>
          <table:table-cell table:style-name="Table5.A1" office:value-type="string">
            <text:p text:style-name="P12">No sooner were they out of earshot than Malfoy burst into laughter.</text:p>
          </table:table-cell>
        </table:table-row>
        <table:table-row table:style-name="TableLine1442044309072">
          <table:table-cell table:style-name="Table5.A1" office:value-type="string">
            <text:p text:style-name="P25">Ἠ καὶ τὸ πρόσωπον εἴδετε τοῦ βλακός<text:span text:style-name="T9">;</text:span></text:p>
          </table:table-cell>
          <table:table-cell table:style-name="Table5.A1" office:value-type="string">
            <text:p text:style-name="P12">"Did you see his face, the great lump?"</text:p>
          </table:table-cell>
        </table:table-row>
        <table:table-row table:style-name="TableLine1442044309072">
          <table:table-cell table:style-name="Table5.A1" office:value-type="string">
            <text:p text:style-name="P25"><text:s/>οἱ δ’ ἕτεροι Σλυθήρινοι εὐθὺς συνεγέλων.</text:p>
          </table:table-cell>
          <table:table-cell table:style-name="Table5.A1" office:value-type="string">
            <text:p text:style-name="P12">The other Slytherins joined in.</text:p>
          </table:table-cell>
        </table:table-row>
        <table:table-row table:style-name="TableLine1442044309072">
          <table:table-cell table:style-name="Table5.A1" office:value-type="string">
            <text:p text:style-name="P25">ἡ δέ Παραβάτις Πατίλη Σίγα, ἔφη, ὦ Μάλθακε.</text:p>
          </table:table-cell>
          <table:table-cell table:style-name="Table5.A1" office:value-type="string">
            <text:p text:style-name="P12">"Shut up, Malfoy," snapped Parvati Patil.</text:p>
          </table:table-cell>
        </table:table-row>
        <table:table-row table:style-name="TableLine1442044309072">
          <table:table-cell table:style-name="Table5.A1" office:value-type="string">
            <text:p text:style-name="P25">Μῶν παραστατεῖς τῷ Μακροπύγῳ<text:span text:style-name="T9">; τοῦτ’ εἶπε Παννίκη Παρ- ακίττος, Σλυθηρίνη οὖσα σκυθρωπὴ τὴν ὄψιν.</text:span></text:p>
          </table:table-cell>
          <table:table-cell table:style-name="Table5.A1" office:value-type="string">
            <text:p text:style-name="P12">"Ooh, sticking up for Longbottom?" said Pansy Parkinson, a hard-faced Slytherin girl.</text:p>
          </table:table-cell>
        </table:table-row>
        <table:table-row table:style-name="TableLine1442044309072">
          <table:table-cell table:style-name="Table5.A1" office:value-type="string">
            <text:p text:style-name="P25">Οὐ γάρ τοι ᾠήθην ἂν σέ, ὦ Παραβάτις, ἀγαπᾶν τὰ σάρκινα παιδάρια μαμμόθρεπτα.</text:p>
          </table:table-cell>
          <table:table-cell table:style-name="Table5.A1" office:value-type="string">
            <text:p text:style-name="P12">"Never thought you'd like fat little crybabies, Parvati."</text:p>
          </table:table-cell>
        </table:table-row>
        <table:table-row table:style-name="TableLine1442044309072">
          <table:table-cell table:style-name="Table5.A1" office:value-type="string">
            <text:p text:style-name="P25">ὁ δέ Μάλθακος προπηδήσας ἔλαβέ τι ἐπὶ τῆς γῆς κείμενον.<text:span text:style-name="T9"> Ἰδού, ἔφη.</text:span></text:p>
          </table:table-cell>
          <table:table-cell table:style-name="Table5.A1" office:value-type="string">
            <text:p text:style-name="P12">"Look!" said Malfoy, darting forward and snatching something out of the grass.</text:p>
          </table:table-cell>
        </table:table-row>
        <table:table-row table:style-name="TableLine1442044309072">
          <table:table-cell table:style-name="Table5.A1" office:value-type="string">
            <text:p text:style-name="P25">τοῦτο γάρ ἐστιν ἐκεῖνο τὸ τῇ τήθῃ δεδομένον ὑπεργέλοιον.</text:p>
          </table:table-cell>
          <table:table-cell table:style-name="Table5.A1" office:value-type="string">
            <text:p text:style-name="P12">"It's that stupid thing Longbottom's gran sent him."</text:p>
          </table:table-cell>
        </table:table-row>
        <table:table-row table:style-name="TableLine1442044309072">
          <table:table-cell table:style-name="Table5.A1" office:value-type="string">
            <text:p text:style-name="P25">καὶ τὸ παντομνημονευτικὸν ἂν εἶδες στίλβον ἐν ἡλίου ἀκτῖσιν ὑπ’ αὐτοῦ ἀρθέν.</text:p>
          </table:table-cell>
          <table:table-cell table:style-name="Table5.A1" office:value-type="string">
            <text:p text:style-name="P12">The Remembrall glittered in the sun as he held it up.</text:p>
          </table:table-cell>
        </table:table-row>
        <text:soft-page-break/>
        <table:table-row table:style-name="TableLine1442044309072">
          <table:table-cell table:style-name="Table5.A1" office:value-type="string">
            <text:p text:style-name="P25">ὁ δ’ <text:span text:style-name="T9">Ἅ</text:span>ρειος ἠρέμα Δός, ἔφη, δὸς αὐτὸ ἔμοιγε, καί κατεσιώπων ἅπαντες θεωρήσοντες.</text:p>
          </table:table-cell>
          <table:table-cell table:style-name="Table5.A1" office:value-type="string">
            <text:p text:style-name="P12">"Give that here, Malfoy," said Harry quietly.<text:span text:style-name="T9"> </text:span>Everyone stopped talking to watch.</text:p>
          </table:table-cell>
        </table:table-row>
        <table:table-row table:style-name="TableLine1442044309072">
          <table:table-cell table:style-name="Table5.A1" office:value-type="string">
            <text:p text:style-name="P25">ὁ δέ Μάλθακος σαρδάνιον ἐγέλασεν.</text:p>
          </table:table-cell>
          <table:table-cell table:style-name="Table5.A1" office:value-type="string">
            <text:p text:style-name="P12">Malfoy smiled nastily.</text:p>
          </table:table-cell>
        </table:table-row>
        <table:table-row table:style-name="TableLine1442044309072">
          <table:table-cell table:style-name="Table5.A1" office:value-type="string">
            <text:p text:style-name="P26">Θέλοιμ’ ἅν, ἔφη, καταθεῖναί που αὐτὸ ὅθεν ὁ Μακρόπυγος οἷός τ’ ἔσται ῥᾳδίως ἀναλαβεῖν.</text:p>
            <text:p text:style-name="P26">αὐτίκα γ’ εἷς δένδρον.</text:p>
          </table:table-cell>
          <table:table-cell table:style-name="Table5.A1" office:value-type="string">
            <text:p text:style-name="P13">"I think I'll leave it somewhere for Longbottom to find -- how about -- up a tree?"</text:p>
          </table:table-cell>
        </table:table-row>
        <table:table-row table:style-name="TableLine1442044309072">
          <table:table-cell table:style-name="Table5.A1" office:value-type="string">
            <text:p text:style-name="P26">κραυγάζοντος δ’ ἤδη τοῦ Ἁρείου Δὸς ἐμοὶ αὐτό, ἀναπηδήσας ἐπὶ τὸ σάρον ἀνέπτατο εἰς ἀέρα.</text:p>
          </table:table-cell>
          <table:table-cell table:style-name="Table5.A1" office:value-type="string">
            <text:p text:style-name="P13">"Give it here!" Harry yelled, but Malfoy had leapt onto his broomstick and taken off.</text:p>
          </table:table-cell>
        </table:table-row>
        <table:table-row table:style-name="TableLine1442044309072">
          <table:table-cell table:style-name="Table5.A1" office:value-type="string">
            <text:p text:style-name="P26">οὐδ’ ε”ψευστο φάσκων δεινὸς εἶναι πέτεσθαι<text:span text:style-name="T10">·</text:span> αἰωρούμενος γὰρ ἴσον τοῖς ἄκροις κλάδοις παρὰ δρῦν τινα, βοῶν τἨκε οὖν, ἔφη, ὦ Ποτέρ, λαβοῦ μοι.</text:p>
          </table:table-cell>
          <table:table-cell table:style-name="Table5.A1" office:value-type="string">
            <text:p text:style-name="P13">He hadn't been lying, he could fly well.<text:span text:style-name="T10"> </text:span>Hovering level with the topmost branches of an oak he called, "Come and get it, Potter!"</text:p>
          </table:table-cell>
        </table:table-row>
        <table:table-row table:style-name="TableLine1442044309072">
          <table:table-cell table:style-name="Table5.A1" office:value-type="string">
            <text:p text:style-name="P26">καὶ μὴν ὁ ’Άρειος ἀνείλετο τὸ σάρον.</text:p>
          </table:table-cell>
          <table:table-cell table:style-name="Table5.A1" office:value-type="string">
            <text:p text:style-name="P13">Harry grabbed his broom.</text:p>
          </table:table-cell>
        </table:table-row>
        <table:table-row table:style-name="TableLine1442044309072">
          <table:table-cell table:style-name="Table5.A1" office:value-type="string">
            <text:p text:style-name="P26">καὶ ἡ μὲν Ἑρμιόνη κεκραγυῖα πρὸς αὐτόν, Μή μοι σύ, ἔφη.<text:span text:style-name="T10"> </text:span></text:p>
          </table:table-cell>
          <table:table-cell table:style-name="Table5.A1" office:value-type="string">
            <text:p text:style-name="P13">"No!" shouted Hermione Granger.</text:p>
          </table:table-cell>
        </table:table-row>
        <table:table-row table:style-name="TableLine1442044309072">
          <table:table-cell table:style-name="Table5.A1" office:value-type="string">
            <text:p text:style-name="P26">τῆς γὰρ Ε<text:span text:style-name="T10">ὐ</text:span>χρῆς ἀπειπούσης ἡμᾶς κινεῖσθαι, πράγματα παρέξεις ἅπασιν.</text:p>
          </table:table-cell>
          <table:table-cell table:style-name="Table5.A1" office:value-type="string">
            <text:p text:style-name="P13">"Madam Hooch told us not to move -- you'll get us all into trouble."</text:p>
          </table:table-cell>
        </table:table-row>
        <table:table-row table:style-name="TableLine1442044309072">
          <table:table-cell table:style-name="Table5.A1" office:value-type="string">
            <text:p text:style-name="P2"/>
          </table:table-cell>
          <table:table-cell table:style-name="Table5.A1" office:value-type="string">
            <text:p text:style-name="P1"/>
          </table:table-cell>
        </table:table-row>
        <table:table-row table:style-name="TableLine1442044309072">
          <table:table-cell table:style-name="Table5.A1" office:value-type="string">
            <text:p text:style-name="P2"/>
          </table:table-cell>
          <table:table-cell table:style-name="Table5.A1" office:value-type="string">
            <text:p text:style-name="P1"/>
          </table:table-cell>
        </table:table-row>
        <table:table-row table:style-name="TableLine1442044309072">
          <table:table-cell table:style-name="Table5.A1" office:value-type="string">
            <text:p text:style-name="P2"/>
          </table:table-cell>
          <table:table-cell table:style-name="Table5.A1" office:value-type="string">
            <text:p text:style-name="P1"/>
          </table:table-cell>
        </table:table-row>
        <table:table-row table:style-name="TableLine1442044309072">
          <table:table-cell table:style-name="Table5.A1" office:value-type="string">
            <text:p text:style-name="P2">ὁ δ’ Ἄρειος ταῦτ’ ἐν οὐδενὶ λόγῳ ἐποιήσατο.</text:p>
            <text:p text:style-name="P2">πιμπράμενος οὖν κατ’ αὐτοῦ ε’πὶ τὸ σάρον ἀνεπήδησε, καὶ ἐντόνως ἐλάκτισε τοῦδα- φος, καὶ ἄρδην ἐμετεωρίσθη, τῆς κόμης ἅμα δι’ αὔρας ᾆττομένης καὶ τοῦ τρίβωνος πρὸς ἀνέμου διαπνεομένου.</text:p>
            <text:p text:style-name="P2">καὶ ε”ζει πως τὸ τοῦ θυμοῦ μένος αὐτῷ εἰδότι ὡς πρᾶξιν ἥδη μεταχειρίζοιτο καθ’ ἣν ἂν ἀδίδακτος ἀριστεύοι.</text:p>
            <text:p text:style-name="P2">τοῦτο γὰρ ῥᾴδιον εἶναι, τοῦτο θαυμαστόν ὡς σφόδρα.</text:p>
            <text:p text:style-name="P2">καὶ ἀντισπάσας τι τὸ σάρον ὡς καὶ ἀνωτέρω εὐθυνῶν ᾔσθετο ὀλολυγμοῦ μὲν τῶν χαμαί παρθένων κεχηνυιῶν, τοῦ δέ Ῥοῶνος ἀλαλαγμοῦ ἅμα τεθηπότος.</text:p>
            <text:p text:style-name="P2">ταχέως δέ τὸ σάρον σπάσας ηὔθυνεν ἀντιωσόμενος τῷ Μαλθάκῳ.ὁ δ’ ἐκπεπληγμένος ἐφαίνετο.<text:span text:style-name="T1"> </text:span>ὁ δ”Ἁρειος Δὸς ἐμοὶ αὐτό, ἔφη.</text:p>
            <text:p text:style-name="P2">εἰ δέ μή, ἐκκρούσω σ’ ἀπὸ τοῦ σάρου.</text:p>
            <text:p text:style-name="P2">ἐκεῖνος δέ Πῶς δῆτα,’ ἔφη· ἤθελε μὲν γὰρ ἐπισκώπτειν αὐτόν, περιδεὴς δ ’ ὅντως ἐφαίνετο γενόμενος.</text:p>
            <text:p text:style-name="P2"><text:soft-page-break/>ἀλλ’ ὁ Ἄρειος ᾔδει πως τὸ δραστέον.</text:p>
            <text:p text:style-name="P2">προῦκυψεν οῦν καὶ τοῦ σάρου ἀπρὶξ ἐλάβετο· τὸ δέ ᾖξεν ε’πί τὸν Μάλθακον ὥσπερ βέλος.</text:p>
            <text:p text:style-name="P2">μικροῦ δ’ ἐδέησε πατάξαι αὐτὸν μόλις φθάσαντα· ’Ἀρειος δέ ταχέως ἔμπαλιν στρεψάμενος τὸ σάρον ἰσόρροπον ἀνεῖχε.</text:p>
            <text:p text:style-name="P2">καὶ ὀλίγοι τῶν κάτω ἐκρότουν.</text:p>
            <text:p text:style-name="P2">Οὔτε Κάρκινος, ἔφη, οὔτε Κέρκωψ πάρεστιν ὥσπερ δαίμων τις ἀπὸ μηχανῆς ῥυσόμενός σε.</text:p>
            <text:p text:style-name="P2">ἐκεῖνος δέ ταύτὰ λογισάμενος Λαβοῦ δῆτα, ἔφη, εἶ τυχεῖν αὐτοῦ 122 ΑΡΕιοΣ Πο ΤΗΡ οἷός τ’ εἶ.</text:p>
            <text:p text:style-name="P2">καὶ τὴν μὲν σφαῖραν τὴν ὑαλίνην ἄρδην ε”βαλε μετέωρον, αὐτὸς δ’ ὕψοθεν ᾖξε πρὸς τὸ ἔδαφος.</text:p>
            <text:p text:style-name="P2">ὁ δ”Ἁρειος ἐθεάσατο αὐτὴν ὥσπερ ἐκ θεοῦ κάτοχος πρῶτον μὲν βραδέως ἀνωτέρω μετεωριζομένην, ε”πειτα δέ κατ’ ὀλίγον χαμᾶζε πίπτουσαν.</text:p>
            <text:p text:style-name="P2">ε”νευσεν οὖν καί τὴν τοῦ σάρου κώπην κάτω ηὔθυνε.</text:p>
            <text:p text:style-name="P2">καὶ ἐν ἀκαρεῖ κάταντες κατέσκηπτεν ἀεὶ θᾶττον καταιγίζων ὡς φθάσων τὴν σφαῖραν.</text:p>
            <text:p text:style-name="P2">ᾔσθετο δ’ οὐ μόνον τοῦ πνεύματος κατ’ ὦτα παφλάζοντος ἀλλὰ καῖ τοῦ θορύβου τῶν κάτω θεωρούντων.</text:p>
            <text:p text:style-name="P2">καί χεῖρα προτείνας ἔλαβεν τὴν σφαῖραν μικροῦ δέουσαν προσκροῦσαι τῷ ἐδάφει, καιρίως δ’ ἅμα τό σάρον κατορθῶν ἠρέμα κατερρύη εἷς τὸν λειμῶνα, τὸ παντομνημονευτικὸν χειρὶ ε”χων ἔτι ἀκέραιον.</text:p>
            <text:p text:style-name="P2">Οῦτος σύ, ὦ ’Ἁρειε Ποτέρ.</text:p>
            <text:p text:style-name="P2">ταπεινότατος δ’ ἐξ ὑψηλοτάτου παραυτίκα ἐγένετο· ἡ γὰρ Μαγονωγαλέα ε”τρεχεν ἐπ’ αὐτούς.</text:p>
            <text:p text:style-name="P2">Ἄρειος δέ τρέμων ἀνέστη.</text:p>
            <text:p text:style-name="P2">ἐκείνη δέ ὅσον οὐκ ἄφωνος γενομένη διὰ τὸ ἀπροσδόκητον, τῶν διόπτρων ἅμα δι’ ὀργῆς ἀστραπτούντων Οὐδέποτε, ἔφη, ἐξ οὖ ἐν Ὑογοήτου - καὶ δῆτ’ ἐτόλμας - τάχ’ ἄν ἐξετραχηλίσθης - Ἀλλ’ οὗτός γ’ ἅμεμπτός ἐστιν, ὦ σοφίστρια - Σίγα, ὦ Πατίλη - Ἀλλ’ ὁ Μάλθακος - ’Ἁλις εἶπας, ὦ Εὖισήλιε.</text:p>
            <text:p text:style-name="P2">ἕπου μοι, ὦ Ποτέρ, νυνί.</text:p>
            <text:p text:style-name="P2">ὁ δ’ Ἄρειος κατεῖδε Μάλθακον τε καὶ Κάρκινον καὶ Κέρκοπα παιωνίζοντας ἀθύμως βαδίζων ὄπισθε τῆς <text:soft-page-break/>Μαγονωγαλέας προχωρούσης πρὸς τὸ φρούριον.</text:p>
            <text:p text:style-name="P2">πάντως γὰρ ᾔδει ἐκπεσούμενος.</text:p>
            <text:p text:style-name="P2">καί ἐβούλετο μὲν ἀπολογεῖσθαι, ἀφασία δέ τις εἶχεν αὐτόν, ὡς ἐφαίνετο.</text:p>
            <text:p text:style-name="P2">ὴ δ’ οῦν Μαγονωγαλέα τὸν τρίβωνα σύρουσα οὕτω ταχέως προύχώρει οῦδὲν βλέψασα πρὸς αὐτόν ὥστ’ ε”δει τρέχειν ξυνεψόμενον αὐτῇ.</text:p>
            <text:p text:style-name="P2">ἀπολωλέναι γὰρ ὡς οὐ δυνηθεὶς οὐδὲ δύο ἑβδομάδας ἀντέχειν.</text:p>
            <text:p text:style-name="P2">ἐν δ’ ἀκαρεῖ δεήσειν αὐτὸν συσκευάσασθαι τὰ χρήματα.</text:p>
            <text:p text:style-name="P2">τί ἐροῦσιν οἱ Δουρσλείοι αὐτῷ οῖκάδε ἀφικομένῳ, καῖ ἀνὰ τὰς τοῦ φρουρίου προσαμβάσεις ε”βησαν καὶ ἀνὰ τὸν ε”νδον ἀναβαθμὸν μαρμάρινον ἐκείνης οὐδὲν αὐτῷ εἰπούσης.</text:p>
            <text:p text:style-name="P2">ἡ δέ θύρας βιαίως ἀνέῳξε καὶ παρὰ διαδρομὰς ἐπορεύθη, τοῦ Ἁρείου τέως κατὰ νῶτον ὀπισθοφυλακοῦντος ταλαιπώρου.</text:p>
            <text:p text:style-name="P2">ἴσως γὰρ ἐκείνην ἄγειν αὐτὸν ὡς τὸν Διμπλόδωρον.</text:p>
            <text:p text:style-name="P2">καὶ ἐνενόησε τὸν Ἁγριώδη ἐκπεσόντα μὲν ἐξὸν δέ μεῖναι κυνηγιοφύλακα.</text:p>
            <text:p text:style-name="P2">ἴσως γενήσεσθαι αὐτὸς διάκονος τοῦ Ἁγριώδους.</text:p>
            <text:p text:style-name="P2">καὶ ἀναπλάττων ὅπως αὐτὸς τὸ σακίον οἴσει τὸ τοῦ Ἁγριώδους περιπολῶν κατ’ ἀγρούς, μάλιστα δὴ ἠθύμει.</text:p>
            <text:p text:style-name="P2">εἱστήκει δ’ ἐκείνη πρὸ δωματίου τινός.</text:p>
            <text:p text:style-name="P2">καί τὴν θύραν ἀνοίξασα Η ΠΕΡΙ ΜΕΣΑΣ ΝΥΚΤΑΣ ΜΟΝΟΜΑΞΙΑ 123 καὶ παρακύψασά τι Ξύγγνωθί μοι, ἔφη, ὦ Φιλητικέ.</text:p>
            <text:p text:style-name="P2">Ἆρ’ ε”ξεστί μοι Ὕλην χρήσασθαι διὰ μικρόν; ὁ δ’ Ἄρειος ἀπορῶν ἐσκόπει πρὸς ἑαυτὸν εἷ”Ύλη ἐστὶ ξύλον τι πρὸς τὸ συντρῖψαι αὐτόν.</text:p>
            <text:p text:style-name="P2">Ὀ δ’ ’Ύλης ἄρα ἀπέβη ἄνθρωπος ὤν, νεανίσκος εὐτραφὴς πεντα- ετηρίδ’ ἤδη διατρίψας, ὅστις ἀπὸ τῆς τοῦ Φιλητικοῦ σχολῆς ἦλθεν ἀμηχανῶν.</text:p>
            <text:p text:style-name="P2">ἐκείνη δέ Ἑπεσθέ μοι, ἔφη, ἀμφότεροι.</text:p>
            <text:p text:style-name="P2">καὶ ἐπορεύθησαν ὁμοῦ ἀνὰ τὴν διαδρομήν, τοῦ ’Ύλου τέως δεινὸν βλέποντος πρὸς τὸν ’Ἀρειον.</text:p>
            <text:p text:style-name="P2">Εἴσιτε δή.</text:p>
            <text:p text:style-name="P2">αὕτη δ’ ἡγήσατ’ αὐτοῖς εἷς διδασκαλεῖον κενὸν πλὴν ἀλλ’ ὁ Ποιφύκτης ἐκεῖθι γράμματα ἀσχήμονα ἐπὶ τοῦ μέλανος πίνακος γυψῴ ἔγραφεν.</text:p>
            <text:p text:style-name="P2"><text:soft-page-break/>’Άπιθι, ἔφη, ὦ Ποίφυκτα, καῖ ὁ μὲν τόν γυψὸν εῖς φορυτόν βαλὼν μεγάλου μετὰ πατάγου, πολλὰ δέ καταρώμενος ἀπῆλθεν.</text:p>
            <text:p text:style-name="P2">ἐκείνη δ’ ἐπαράξασα εὐθὺς τὴν θύραν μετεστρέψατο ἐναντίον τοῖν παίδοιν.</text:p>
            <text:p text:style-name="P2">’Όδ’ ε’στῖν Ὀλοφώϊος Ὕλης, ὦ Ποτέρ, ὦ ’Ύλα, ἰδού, τὸν ζητητὴν ηὕρηκά σοι.</text:p>
            <text:p text:style-name="P2">καὶ τὸν Ὕλην ἂν εἶδες μεταβαλλόμενον τὸ πρόσωπον ἐξ ἀπορίας εἰς ἡδόνην.</text:p>
            <text:p text:style-name="P2">9Η καὶ σπουδάζεις, ἔφη, ὦ σοφίστρια; Σπουδάζω γε.</text:p>
            <text:p text:style-name="P2">ὁ γὰρ παῖς τέχνην παρέχει αὐτόφυτον.</text:p>
            <text:p text:style-name="P2">οὐδ’ ἑώρακα οὐδένα ἴσον αὐτῷ οὐδέποτε.</text:p>
            <text:p text:style-name="P2">ἦ καὶ τὸ τότε δὴ πρῶτόν σοι ἐπὶ σάρου, ὦ Ποτέρ, ὁ δέ κατένευσε σιωπῶν.</text:p>
            <text:p text:style-name="P2">οὐ μὲν γὰρ ᾔδει ὅ τι γίγνοιτο, οὐδ’ ἐκινδύνευεν ἔτι ἐκπίπτειν γοῦν, ὡς ἐδόκει.</text:p>
            <text:p text:style-name="P2">ὥστε τῆς τῶν σκελῶν νάρκης ἧττον ᾐσθάνετο.</text:p>
            <text:p text:style-name="P2">ἐκείνη δ’ οὖν τῷ ’Ύλῃ ε”λεγε τάδε’ Μετεωρισθεὶς γὰρ πόδας πεντήκοντα κατέσκηψε χειρὶ ληψόμενος ἐκεῖνο, καὶ βλάβην οὐχ ὑπέμεινεν οὐδεμίαν.</text:p>
            <text:p text:style-name="P2">ἀλλ’ ὁ πάνυ Κάρολος Εὐισήλιος τοιοῦτ’ ἀνύτειν οὐκ ἂν ἐδυνήθη.</text:p>
            <text:p text:style-name="P2">τῷ δέ Ὕλῃ, ὡς ἐφαίνετο, τὰ πάνθ’ ὅσα ὀνειροπολοίη ποτὲ νῦν δὴ ὁμοῦ ἀπέβη.</text:p>
            <text:p text:style-name="P2">4Ἆρ’ εἶδες παρών ποτε τοὺς ι’καροσφαιρίζοντας, τοῦτ’ εἶπε πάνυ σπουδάζειν δοκῶν.</text:p>
            <text:p text:style-name="P2">ἐκείνη δέ ἐξηγησομένη Οὗτος, ἔφη, ἀγελάρχης ἐστὶ τοῖς Γρυφινδώροις.</text:p>
            <text:p text:style-name="P2">Καὶ τὸ σῶμα, ἦ δ’ ὃς ὁ Ὕλης, ἔχει τέλειον πρὸς τὴν ζητητικήν.</text:p>
            <text:p text:style-name="P2">καὶ περιπατῶν τὸν Ἄρειον πανταχόθεν ἐξέταξεν.</text:p>
            <text:p text:style-name="P2">124 ΑΡΕΙοΣ Πο ΤΗΡ Ἐλαφρὸς δ’ ἐστὶ καί ταχύς, ἀλλὰ δεήσει κατακτήσασθαι αὐτῷ σάρον ἐπιεικές οἶον Ὑπερνεφελὸν Δισχιλιοστόν ἢ Καθαρίστριαν Ἑβδόμην.</text:p>
            <text:p text:style-name="P2">Ἐγὼ οὖν διαλέξομαι τῴ Διμπλοδώρῳ ἐάν πως περιίδωμεν τὸν νόμον τὸν περὶ τῶν πρωτοπείρων.</text:p>
            <text:p text:style-name="P2">ἀλλ’ ὦ Ζεῦ καί θεοί, δέομεθα ἀγέλης βελτίονος τῆς περυσινῆς.</text:p>
            <text:p text:style-name="P2">κατ’ ἄκρας γὰρ ἐπόρθησαν ἡμᾶς οἶ Σλυθήρινοι ἐπ’ ἐκείνου τοῦ ἀγῶνος.</text:p>
            <text:p text:style-name="P2"><text:soft-page-break/>οὐδ’ ἀνειχόμην κατ’ ὀφθαλ- μοὺς ἐλθεῖν τοῦ Σεουέρου Σινάπεως πολὺς ἐξ οῦ χρόνος καὶ ὑπὲρ τὰ διόπτρα δριμὺ βλέπουσα πρὸς τὸν θἈρειον Ἐλπίζω ἀκούσεσθαι ὡς σὺ μετὰ σπουδῆς γυμνάζῃ.</text:p>
            <text:p text:style-name="P2">εἰ δέ μή, τάχ’ ἃν μετα- νοοίην ἐπὶ τῷ μὴ κολάσαι σε.</text:p>
            <text:p text:style-name="P2">κᾶπειτα ἐξαίφνης μειδιάσας Ὁ πατήρ, ἔφη, ἐφιλοτιμήθη ἂν ἐν σοί, δεινὸς ὢν ι’καροσφαιρίζειν αὐτός.</text:p>
            <text:p text:style-name="P2">&gt;κ ὁ δέ Ῥοῶν φῙ-Ῐ που προσπαίζεις, ἔφη.</text:p>
            <text:p text:style-name="P2">’Ἁρειος γὰρ δειπνῶν εἰρήκει αὐτῷ τί γέγονεν ἐξ οῦ ἀπὸ τοῦ κήπου ἦλθε μετὰ τῆς Μαγονωγαλέας.</text:p>
            <text:p text:style-name="P2">ὁ δέ μερίδα κρεῶν βοείων μετὰ νεφροῦ κεκαρυκ- ευμένων ἐλελήθει ἑαυτὸν ε”δεσθαι μέλλοντα.</text:p>
            <text:p text:style-name="P2">9Ῑ-ιῙ καί ζητητὴν λέγεις; ἔφη.</text:p>
            <text:p text:style-name="P2">οἵγε μὴν πρωτόπειροι οὐδέποτε - εἶτα σύ γε κινδυνεύεις νεώτατος γενέσθαι ι’καροσφαιριστὴς ε”τος τουτί- Ἑκατοστόν γε, ἦ δ’ ὃς ὁ ’Άρειος καταπίνων ἅμα μερίδα κρεῶν μεγάλην.</text:p>
            <text:p text:style-name="P2">μάλιστα γὰρ ἐπείνησε παντοῖος ε”τ’ ὢν διὰ τὰ τῆς δείλης γεγενημένα.</text:p>
            <text:p text:style-name="P2">μετ’ ὀλίγον δέ Ὁ γὰρ ’Ύλης, ἔφη, τοῦτ’ εἶπέ μοι.</text:p>
            <text:p text:style-name="P2">ὁ δὲ Ῥοὼν εἷς τοσοῦτο ἐθαυμάζε καῖ ἐζήλου αὐτὸν ὥστε μηδὲν ἄλλο ποιῆσαι ἢ χάσκειν.</text:p>
            <text:p text:style-name="P2">ὁ δ’ “Ἁρειος Γυμναζόμενος δ’ οῦν, ἔφη, τῆς ἐπιγιγνομένης ἅρχ- ομαι ἑβδομάδος.</text:p>
            <text:p text:style-name="P2">ἀλλὰ μὴ εἴπῃς μηδενί ὁ γὰρ Ὕλης βούλεται τοῦτ’ ἀπόρρητον εἶναι.</text:p>
            <text:p text:style-name="P2">καί ὁ Φερέδικος καὶ ὁ Γεωργός εἰσελθόντες εἷς τὸ μέγαρον κατιδόντες δέ τὸν ’Ἀρειον ἐπειγόμενοι συνέβαλον αῦτῴ.</text:p>
            <text:p text:style-name="P2">Εῦ πάνυ πεποίηκας, ἔφη ὁ Γεωργὸς πρὸς οῦς λέγων.</text:p>
            <text:p text:style-name="P2">Ὁ ’Ύλης εἶπεν ἡμῖν· τῆς γὰρ ἀγέλης ε’σμέν καὶ αὐτοὶ ῥαιστῆρες.</text:p>
            <text:p text:style-name="P2">ὁ δέ Γεωργός Τῆτες γάρ, ἔφη, τὴν Φιάλην ἐκείνην τὴν ι’καροσ- φαιρικὴν εῦ οἶδ’ ὅτι οἶσόμεθα.</text:p>
            <text:p text:style-name="P2">οὐ γὰρ ἐνηνέγμεθα αὐτὴν ἐξ οῦ ὁ Κάρολος ἐφήβευσε, τῆτες δὲ ἡ ἀγέλη μέλλει ἀρίστη ἀποβήσεσθαι.</text:p>
            <text:p text:style-name="P2">ἀλλ’ οὐκ ἔστιν ὅπως σύ, ὦ Ἄρειε, οὐχὶ δεινὸς ἂν εἴης.</text:p>
            <text:p text:style-name="P2"><text:soft-page-break/>ὁ γὰρ ’Ύλης ὅσον οὐκ ἐπωρχεῖτο τοῦτ’ ἀγγέλλων ἡμῖν.</text:p>
            <text:p text:style-name="P2">Ἀπιτέον δ’ οὖν.</text:p>
            <text:p text:style-name="P2">ὁ γὰρ Ἰόρδανος ὡς οἴεται ηὕρηκε καινὸν ὑπόνομόν τινα κρυπτὸν ἐκ τοῦ παιδευτηρίου φέροντα.</text:p>
            <text:p text:style-name="P2">Η ΠΕΡΙ ΜΕΣΑΣ ΝΥΚΤΑΣ ΜΟΝΟΜΑΞῙΑ 125 Ἐκεῖνόν γε λέγει δήπου τὸν κατόπιν τοῦ ἀγάλματος τοῦ Γρε- γορίου τοῦ λιπαροῦ ὃν ἡμεῖς τῆς πρώτης ἑβδομάδος ηὕρομεν, χαῖρε.</text:p>
            <text:p text:style-name="P2">ὁ δέ Φερέδικος καὶ ὁ Γεωργὸς σχεδὸν ἐξεληλύθεσαν καὶ ἄλλοι τινές ἀφίκοντο πολλῷ ἧττον ἀρεστοὶ ἐκείνοις.</text:p>
            <text:p text:style-name="P2">εἰσῆλθε γὰρ ὁ Μάλθακος, τῶν ἑταίρων Καρκίνου καὶ Κέρκοπος ἑκατέρωθεν αὐτῷ ἀκολουθούντων.</text:p>
            <text:p text:style-name="P2">ἦῬῙ που πανύστατον, ἔφη, σὺ δειπνεῖς παρ’ ἡμῖν; πηνίκα τὴν ἁμαξοστοιχίαν λήψῃ ε”μπαλιν ἐπανιὼν παρὰ τούς Μυγάλους; “Άρειος δ’ ἀτρέμα Ἀλλὰ γὰρ σύ, ἔφη, πολλῷ ἀνδρειότερος εἶ δήπου χαμᾶζε κατελθὼν τῶν ἑταίρων τούτων ὅλιγοδρανὼν παρα- κολουθούντων.</text:p>
            <text:p text:style-name="P2">οὐχ ὅτι οὔτε ὁ Κάρκινος οὔτε ὁ Κέρκωψ ὅντως ἀσθενὴς ἦν, ἀλλὰ ὡς καθημένων διδασκάλων ε’πί τὴς ἅνω τραπέζης πολλῶν οὐδέτερος ἐτόλμησε πράττειν οὐδὲν πέρα τοῦ ψοφεῖν τοῖς κονδύλοις σκυθρωπάζων τέως.</text:p>
            <text:p text:style-name="P2">ὁ δέ Μάλθακος Θέλοιμ’ ἄν, ἔφη, μονομαχεῖν σοι ἢ τῆσδε τῆς νυκτὸς ἢ ὅταν σύ βούλῃ μάχην μάγων τρόπῳ.</text:p>
            <text:p text:style-name="P2">τοῦτο γὰρ ε”στι τὸ μόναις ταῖς ῥάβδοις μάχεσθαι δίχα διεστῶτας.</text:p>
            <text:p text:style-name="P2">τί δ’ ἐστίν; οὔκουν ἤκουσας περὶ τῆς μαγικῆς μονομαχίας ὅ τι ἐστιν,· ’Ί-Ῑκουσε δή, ε”φη ὁ Ῥοὼν περιστρεφόμενος, ἐγὼ μὲν γὰρ προ- στάτης εἰμί αὐτῷ· τίς δ’ ἐστί σοι,- καὶ ὁ Μάλθακος βλέψας πρὸς τὸν Κάρκινον καὶ τὸν Κέρκοπα, ὡς θέλων ἀντιτιθέναι τοῦτον ἐκείνῳ, Κάρκινος, ἔφη.</text:p>
            <text:p text:style-name="P2">ἦ που καλῶς ἔχει ἢν μεσούσης τῆς νυκτὸς συμβαλῶμεν ὑμῖν ἐν τῴ τῶν τροπαίων δωματίῳ ὡς ἀεὶ ἀκλήστῳ ὅντι; ἀπελθόντος δέ τοῦ Μαλθάκου, ὁ Ἄρειος καὶ ὁ Ῥοὼν ἐνέβλεψαν ἀλλήλοις εἷς τὸ πρόσωπον.</text:p>
            <text:p text:style-name="P2">ἐκεῖνος δέ Ἀλλὰ τί ἐστιν ἄρα, ἔφη, ἡ μονομαχία <text:soft-page-break/>μαγική; ἢ τί δύναται τὸ προστάτην εἶναι ἐμόν; ὁ δέ Ῥοὼν εὐθύμως Εἶὲν, ἔφη.</text:p>
            <text:p text:style-name="P2">τῷ προστάτῃ ἔργον ἂν εἴη ὑπερ- μαχεῖν σου εἴ πως ἀποθάνοις.</text:p>
            <text:p text:style-name="P2">ἐσθίων δέ τέλος ἤρξατο τὸ ὄψον, ἀλλὰ κατιδὼν τὸ Ἁρείου πρόσωπον περιφοβοῦ δοκοῦντος, ταχέως ἀνα- λαβών Ἀλλ’ οἱ ἀγωνισταί, ἔφη, κατὰ τὸ ξύνηθες οὐκ ἀποθνῄσκουσιν εἰ μὴ ἀληθινοί εἶσι μάγοι ἀληθῶς μονομαχοῦντες.</text:p>
            <text:p text:style-name="P2">ἐπι πλεῖστον γὰρ σὺ καὶ ὁ Μάλθακος σπινθῆρας οἷοί τ’ ἔσεσθε ἐμβαλεῖν ἐπ’ ἀλλήλους.</text:p>
            <text:p text:style-name="P2">οὐδέτερος γὰρ ἅλις οἶδεν τῆς μαγικῆς ὅπως ἕτερος ἕτερον βλάψῃ.</text:p>
            <text:p text:style-name="P2">προσεδέξατο δ’ οὖν σε ἀνανεῦσαι.</text:p>
            <text:p text:style-name="P2">Καὶ δὴ τὴν ῥάβδον σείσαντος ἐμοῦ οὐ γέγονεν οὐδέν; Ταύτην γ’ ἀπορρίψαντα δεῖ ἐπὶ κόρρης πὺξ πατάξαι.</text:p>
            <text:p text:style-name="P2">καί ἀκούσαντές τινος Ξύγγνωθί μοι λεγούσης, ἀναβλέψαντες τὴν Ἑρμιόνην εἶδον.</text:p>
            <text:p text:style-name="P2">1 26 ΑΡΕΙΟΣ Πο ΤΗΡ καὶ ὁ Ῥοών Οὔκουν ἔστιν, ἔφη, ἡσυχάζοντι δειπνεῖν ἐνθάδε; ἐκείνη δέ τοῦτον ἐν οὐδενὶ λόγῳ ποιουμένη τῷ Ἁρείῳ Παρήκ- ουσα σοῦ, ἔφη, καὶ τοῦ Μαλθάκου ἀκουσία γε μήν - Ἑκουσία μὲν οὖν, ἦ δ’ ὃς ὁ Ῥοὼν τονθορύζων τι.</text:p>
            <text:p text:style-name="P2">- Καὶ μὴν οὐ θεμιτὸν νύκτωρ περιπολεῖν τὸ παιδευτήριον.</text:p>
            <text:p text:style-name="P2">ἁλοὺς γὰρ - οὐδ’ ἔστιν ὅπως οὐχ ἁλώσῃ - κινδυνεύεις διὰ τὸ ἄγαν φίλ- αυτον ἐκεῖνο βαθμοὺς ἀπολέσαι τοῖς Γρυφινδώροις πολλοὺς δή.</text:p>
            <text:p text:style-name="P2">Καὶ σύ γε, ἦ δ’ ὃς ὁ ’Άρειος, τὸ ἄγαν φιλοπρᾶγμον ἐκεῖνο ἐπιτηδεύεις.</text:p>
            <text:p text:style-name="P2">ὁ δὲ Ῥοών χαίρειν ἐκέλευσεν αὐτήν.</text:p>
            <text:p text:style-name="P2">,ις μετὰ δέ ταῦτα ὁ ’Άρειος ἀγρυπνῶν μέχρι πόρρω τῆς νυκτὸς ἀκούων δέ τοῦ Δείνου καὶ τοῦ Σαμίου εἷς ὕπνον πιπτόντων - ὁ γὰρ Νεφελώδης ε”τι ἐν τῷ νοσοκομείῳ ῆν - ἐνενόει τὰ τῇδε τῇ ἡμέρᾳ γεγενημένα ὡς οὗ πάντα τύχῃ ἀγαθῇ ἧν.</text:p>
            <text:p text:style-name="P2">τὸν γὰρ Ῥοῶνα δι’ ἑσπέρας νουθετῆσαι αὐτὸν λέγοντα ὅτι Ἐὰν καταράσηταί σου, δεήσει ἐκκλίνειν, ἐπεὶ τὰ ἀποτρεπτικὰ οὐ μέμυημαι ἔγωγε, καὶ πολλὰ τοιαῦτα.</text:p>
            <text:p text:style-name="P2">κινδυνευόντων δ’ αὖ ἁλῶναι ὑπὸ τοῦ Φήληκος ἢ <text:soft-page-break/>τῆς Νώροπος, ἐφοβεῖτο νόμον προσέτι παρανομεῖν ἄλλον ἔτι ὡς ἄγαν ἤδη εὐτυχήσας.</text:p>
            <text:p text:style-name="P2">καίτοι τῆν Μαλθάκου ὄψιν σαρδάνιον γελῶντος ἀεὶ διὰ τοῦ σκότου ἀνέπλαττε, δῆλον γὰρ ὅτι ὥρα ἐστὶ νῦν δὴ νικῆσαι τόν Μάλθακον κατ’ ὄμματα ἀντιταττόμενος ἐκείνῳ.</text:p>
            <text:p text:style-name="P2">καί τούτου γε τοῦ καιροῦ οὐχ ἁμαρτήσει.</text:p>
            <text:p text:style-name="P2">ὁ δ’ οὖν Ῥοών Περὶ τρίτην, ἔφη, φυλακήν ἐσμεν τῆς νυκτός.</text:p>
            <text:p text:style-name="P2">ἀπιτέον δῆτα.</text:p>
            <text:p text:style-name="P2">καὶ τὰς κοιτωνικὰς ἐνδυσάμενοι τὰς δέ ῥάβδους ἀναλαβόντες διὰ τὸν πύργον καὶ κατὰ τῆς κλίμακος ἑλικοειδοῦς εἷρπον καὶ εἷς τὸ κοινεῖον τὸ τῶν Γρυφινδώρων.</text:p>
            <text:p text:style-name="P2">διὰ δέ τοὺς ἐν ἐσχάρᾳ φεψάλους ε”τι φλέγοντάς τι ἧν ι’δεῖν τοὺς θρόνους ὡσεὶ ὀκλάζοντάς πως καθάπερ σκιὰς μελαίνας.</text:p>
            <text:p text:style-name="P2">καὶ παρὰ μικρὸν ἀφιγμένοι ἦσαν πρὸς τὴν εἷκονικὴν ὀπὴν καὶ φωνὴν ἐγγύθεν ἥκουσαν τινὸς ἐν θρόνῳ καθη- μένου.</text:p>
            <text:p text:style-name="P2">καὶ εἶπεν ὅτι Οὐκ ᾠόμην σε τοῦτο ὅντως ποιήσειν, ὦ ’Ἄρειε, λύχνου δέ καιομένου εἶδον τὴν Ἑρμιόνην παρέχουσαν κοιτωνικήν τε φοινικῆν καὶ νέφος ὀφρύων στυγνόν.</text:p>
            <text:p text:style-name="P2">Ἀλλ’ ἦ σύ πάρει; ἔφη ὁ Ῥοών.</text:p>
            <text:p text:style-name="P2">ἄπιθι εἷς κοῖτον.</text:p>
            <text:p text:style-name="P2">ἐκείνη δ’ Ἐδέησα κατειπεῖν σου τῷ ἀδελφῷ Περσεῖ.</text:p>
            <text:p text:style-name="P2">οὗτος γὰρ ἅτε πρύτανις ὢν κωλύσαι ἂν ταῦτα.</text:p>
            <text:p text:style-name="P2">ὁ δ’ Ἄρειος οὐκ ἐνόμιζεν ἐνδέχεσθαι οὐδενὶ εἰς τοσοῦτο πολυπραγμονεῖν.</text:p>
            <text:p text:style-name="P2">Η ΠΕΡΙ ΜΕΣΑΣ ΝΥΚΤΑΣ ΜοΝοΜΑΞΙΑ 127 τὸν οῦν Ῥοῶνα ἐποτρύνας, τὴν δὲ τῆς παχείας εἰκόνα ἀνοίξας, διὰ τὴν ὀπὴν ἀνέβη.</text:p>
            <text:p text:style-name="P2">ἡ δ’ Ἑρμιόνη οὐχ οἵα τ’ ἦν ἀκονιτὶ παραχωρῆσαι.</text:p>
            <text:p text:style-name="P2">ἕσπετ’ οὖν τὸν Ῥοῶνα διὰ τὴν ὀπὴν συρίζουσα τέως ὥσπερ χήν τις πικρά.</text:p>
            <text:p text:style-name="P2">Οὔκουν μέλει ὑμῖν τῶν Γρυφινδώρων μελετῶσι μόνον τὰ καθ’ ἐαυτούς,· ἐγὼ μὲν γὰρ οῦκ ἐθέλω τοὺς Σλυθηρίνους οἴσεσθαι τὴν Φιάλην Οἶκείαν, ὑμεῖς δέ πάντας μεθήσετε τοὺς βαθμοὺς οὓς ἐκτησάμην παρὰ τῆς Μαγονωγαλέας πολλὰ <text:soft-page-break/>συνεῖσα περὶ τῆς μεταμορφώσεως.</text:p>
            <text:p text:style-name="P2">Ἄπιθι.</text:p>
            <text:p text:style-name="P2">’Άπειμί γε.</text:p>
            <text:p text:style-name="P2">ἀλλὰ παρῄνεσα ὑμῖν μὴ τοῦτο ποιῆσαι.</text:p>
            <text:p text:style-name="P2">μέμνησθε δῆτα ὅ τι εἶπον αὔριον ἐφ’ ἁμαξοστοιχίας ὄντες, τοιοῦτοι γὰρ ε”στε - ἀλλ’ οὐκ ε”μελλον ἄρ’ εὑρεῖν ὅποιοί εἶσιν.</text:p>
            <text:p text:style-name="P2">ἐκείνη γὰρ στρεψαμένη πρὸς τὴν τῆς παχείας ἀνθρώπου εἰκόνα ὡς ε”νδον ἐπανιοῦσα, πρὸς κενὴν ε”τυχέ που βλέπουσα εἰκόνα.</text:p>
            <text:p text:style-name="P2">τῆς γὰρ παχείας ἀνθρώπου νύκτωρ ἐπιφοιτησάσης παρά τινα, ἤ γ’ Ἑρμιόνη ἀπεκέκλῃτο τοῦ τῶν Γρυφινδώρων πύργου.</text:p>
            <text:p text:style-name="P2">Τί δὴ ποιήσω,’ ἔφη ὀξείᾳ τῇ φωνῇ.</text:p>
            <text:p text:style-name="P2">ἀλλ’ ὁ Ῥοών Σόν ἄρα τὸ πρᾶγμα, ἔφη.</text:p>
            <text:p text:style-name="P2">ἡμῖν δ’ ι’τέον ἐστίν· ἄλλως γὰρ κινδυνεύουμεν ὑστερίζειν τοῦ καιροῦ.</text:p>
            <text:p text:style-name="P2">ἡ δέ ἐπειγομένη ἔφθασεν αὐτοὺς οὔπω ἀφικομένους εἷς τὸ ἔσχα- τον τῆς διαδρομῆς.</text:p>
            <text:p text:style-name="P2">Ἐγώ, ἔφη, συγγενήσομαι ὑμῖν, ’Ήκιστα.</text:p>
            <text:p text:style-name="P2">Ἀλλ’ ἦ ἐλπίζετε με μενεῖν ἐνθάδε ἆλωσομένη ὑπὸ τοῦ Φήληκος,· ἢν γὰρ λάβῃ ἡμᾶς ἅπαντας τοὺς τρεῖς, ἀληθεύουσα ἐρῶ ὅτι ἐπεχείρουν ἐγὼ κωλῦσαι ὑμᾶς.</text:p>
            <text:p text:style-name="P2">καὶ δεήσει ὑμᾶς βεβαιοῦσθαι τὸν ἐμὸν λόγον.</text:p>
            <text:p text:style-name="P2">καὶ ὁ Ῥοών Καὶ δῆτα τολμᾷς - ὁ δ’ Ἄρειος ὑπολαβών Σιγᾶτε, ἔφη, ἀμφότεροι.</text:p>
            <text:p text:style-name="P2">ψόφον γὰρ ἥκουσα.</text:p>
            <text:p text:style-name="P2">Ἀλλ’ ἦ Νῶροψ πάρεστιν,· ἦ δ’ ὃς ὁ Ῥοὼν κεχηνώς· περιεσκόπει γὰρ ἐπὶ τὸ κνέφας, ἀλλ’ ὡς ἀπέβη Νῶροψ μὲν οὐκ ἦν, Νεφελώδης δέ.</text:p>
            <text:p text:style-name="P2">ε”κειτο γὰρ ὕπνῳ χαμαί νικηθείς· ἐξαίφνης δ’ ἠγέρθη ἐκείνων προσιόντων.</text:p>
            <text:p text:style-name="P2">’Έρμαιον δή ἐστί μοι, ἔφη, ὅτι ηὕρετέ με.</text:p>
            <text:p text:style-name="P2">ἐπὶ μήκιστον γὰρ ἔξω περιέμενον λαθόντος ἐμὲ κοιμητικῶς ἔχοντα τοῦ εἰσιτηρίου ξυνθ- ήματος τοῦ καινοῦ.</text:p>
            <text:p text:style-name="P2">Σίγα μέντοι, ὦ Νεφέλωδες.</text:p>
            <text:p text:style-name="P2">τὸ ξύνθημά ἐστι ῥύγχος χοίρειον, οὐ μὴν οὐδὲ νῦν συμφέρει σοι, περιπολούσης ἄλλοσε τῆς παχείας.</text:p>
            <text:p text:style-name="P2">1 28 ΑΡΕιοΣ Πο ΤΗΡ Πῶς ε”χει ὁ βραχίων σούς ἦ δ’ ὃς ὁ Ἄρειος.</text:p>
            <text:p text:style-name="P2"><text:soft-page-break/>Εὖ γε, ἔφη, δεικνὺς αὐτόν.</text:p>
            <text:p text:style-name="P2">ἡ γὰρ Πομφόλυξ ι’άσατο ἐν ἀκαρεῖ.</text:p>
            <text:p text:style-name="P2">Καὶ τοῦτο μὲν μάλ’ ἡδέως ε”χει μοι.</text:p>
            <text:p text:style-name="P2">ἀλλὰ φέρε δή, ὦ Νεφέλωδες.</text:p>
            <text:p text:style-name="P2">πρὸς μὲν γὰρ τὸ παρὸν δεῖ ἡμᾶς γε ἄλλοσε ἰέναι, πρὸς δέ τὰ μετὰ ταῦτα ὄψόμεθά σε.</text:p>
            <text:p text:style-name="P2">ἀλλ’ ἐκεῖνος ἀναπηδήσας Μὴ καταλίπητε με, ἔφη.</text:p>
            <text:p text:style-name="P2">οὐ γὰρ βούλομαι μόνος ἐνθάδε καταμένειν.</text:p>
            <text:p text:style-name="P2">καὶ μὴν ὁ Βαρόνος Αἵματο- σταγὴς δὶς ἥδη παρελήλυθεν.</text:p>
            <text:p text:style-name="P2">ὁ δέ Ῥοών τῷ ὡρολόγιῳ χρησάμενος δεινὸν ε”βλεπε πρὸς τὴν Ἑρμιόνην καί τὸν Νεφελώδη.</text:p>
            <text:p text:style-name="P2">Ἲ-Ιν δέ ὁποτεροσοῦν σφῷν πράξῃ ὅπως ἁλωσόμεθα, ἐπ’ ἐμαυτὸν ἀναδέξομαι τοῦτο μέν μαθήσεσθαι τὴν ἀρὰν ἐκείνην τὴν τῶν μορ- μολυκείων ἣν ὁ Κίουρος άρτι διῆλθε, τοῦτο δὲ μαθὼν χρήσεσθαι ἐφ’ ὑμᾶς.</text:p>
            <text:p text:style-name="P2">ἀλλ’ οῦν ἡ μὲν Ἑρμιόνη ε”χασκέ τι, ὡς διδάξουσα τὸν Ῥοῶνα δήπου τίνι τρόπῳ δεῖ χρῆσθαι τῇ τῶν μορμολυκείων ἀρᾷ, ὁ δ’ ’Άρειος συρίζων ἐκέλευσεν αὐτήν γε σιωπᾶν καὶ πᾶσι δεξιᾷ ε”νευσε προχωρῆσαι.</text:p>
            <text:p text:style-name="P2">καί ᾖξαν κατὰ διαδρομὰς φωτὶ πεποικιλμένας, τῆς σελενῆς λαμ- πρῶς διὰ τὰ τῶν ὑψηλῶν θυρίδων διαφράγματα μαρμαιρούσης.</text:p>
            <text:p text:style-name="P2">καῖ ὅτε εἷς ἀγκῶνα ἀφίκοιντο, ὁ μὲν ’Άρειος ἐφοβεῖτο συμβαλεῖν τῷ Φήληκι ἦ τῇ Νώροπι, ηὐτύχησαν δ’ ἐφεξῆς.</text:p>
            <text:p text:style-name="P2">ταχέως δ’ ἀνέβησαν ἀνὰ κλίμακα εἷς τὸ τρίστεγον οἴκημα, ἄκρῳ ποδὶ ἐπιβαίνοντες πρὸς τὸ τῶν τροπαίων δωμάτιον.</text:p>
            <text:p text:style-name="P2">ἀλλ’ ὁ Μάλθακος καί ὁ Κάρκινος οὔπω παρεγένοντο.</text:p>
            <text:p text:style-name="P2">ἔστιλβον δέ οἱ κρυστάλλινοι πυργίσκοι οἶ τὰ τρόπαια φυλάττοντες.</text:p>
            <text:p text:style-name="P2">φιάλαι δ’ ἦσαν καὶ ἀσπίδες καὶ λεκάναι καῖ ἀγάλματα χρυσᾶ τε καί ἀργυρᾶ ἀστράπτοντα διὰ τὸ κνέφας.</text:p>
            <text:p text:style-name="P2">βραδέως δ’ εἷ’ρπυσαν κατὰ τοὺς τοίχους, ὀξὺ δεδορκότες πρὸς τὰς θύρας τὰς ἑκατέρωθεν τοῦ δωμα- τίου.</text:p>
            <text:p text:style-name="P2">καῖ ὁ ’Ἀρειος ε”λαβε τὴν ῥάβδον, εὐλαβούμενος μὴ <text:soft-page-break/>ὁ Μάλθακος λάθῃ αὐτοὺς ἐναλλόμενος.</text:p>
            <text:p text:style-name="P2">καὶ μετ’ ὀλίγον ὁ Ῥοὼν πρὸς οὖς λέγων Χρονίζει δή, ἔφη.</text:p>
            <text:p text:style-name="P2">τάχα ὑπέστρεψεν ἐπτοημένος καὶ ἐμαλακίσθη.</text:p>
            <text:p text:style-name="P2">καὶ τότε μάλ’ ἐξεπλάγησαν ψόφον ἀκούσαντες παρὰ τοῦ παρα- κειμένου δωματίου.</text:p>
            <text:p text:style-name="P2">ὁ δ’ Ἄρειος τὴν ῥάβδον εἰλήφει καὶ εὐθὺς ἥκουσαν φθεγγομένου τινός.</text:p>
            <text:p text:style-name="P2">Μάλθακος μέν οὐκ ἄρ’ ε”τυχεν ὥν, Φήληξ δέ τῇ Νώροπι Ἐρεύνα καλῶς, λέγων, ὦ γλυκυτάτη, ἢν που ἐκεῖνοι ἐν μύχῳ κρύπτωνται.</text:p>
            <text:p text:style-name="P2">καταφοβούμενος δέ δὴ ὁ Ἄρειος ταῖν χεροῖν μανικῶς ε”νευσε τοῖς ἄλλοις ὡς τάχιστα ἕπεσθαι αὐτῷ.</text:p>
            <text:p text:style-name="P2">οἱ δέ σιωπῇ ἀπέδραμον πρὸς τὴν Η ΠΕΡΙ ΜΕΣΑΣ ΝΥΚΤΑΣ ΜΟΝΟΜΑΞῙΑ 129 θύραν ἐκποδῶν γενησόμενοι τῷ Φήληκι ἔτι φθεγγομένῳ.</text:p>
            <text:p text:style-name="P2">ὁ δέ Νεφελώδης μόλις σύρων τὸν τρίβωνα ἀρτίως ἐξεληλύθει καὶ εἰσιόντος ᾔσθοντο τοῦ Φήληκος εἷς τὸ τῶν τροπαίων δωμάτιον.</text:p>
            <text:p text:style-name="P2">καῖ ἥκουσαν αὐτοῦ μασταρύζοντός τι καὶ λέγοντος ὅτι ’Ένεισί που· εἰκότως δ’ ἀποκρύπτονται.</text:p>
            <text:p text:style-name="P2">ὁ δ’ Ἄρειος σιωπῇ ἐσήμανε τοῖς ἄλλοις ἕπεσθαι.</text:p>
            <text:p text:style-name="P2">καὶ πάντες ἐκπεπληγμένοι εἷρπον κατὰ περίδρομον μακρὸν πανοπλίας ε”χοντα πολλάς.</text:p>
            <text:p text:style-name="P2">ἤκουον δ’ ἀεὶ τοῦ Φήληκος πλησιάζοντος.</text:p>
            <text:p text:style-name="P2">ἄφνω δέ ὁ Νεφελώδης δέει κεκραγὼς ἦρξε τρέχων· σφαλεὶς δέ μέσον ἥρπασε τὸν Ῥοῶνα ὥστ’ ἀμφότεροι ἄντικρυς πρὸς πανοπλίαν προσέκρουσαν.</text:p>
            <text:p text:style-name="P2">καῖ κτύπον ἐποίησαν τοσοῦτον ὥστε πάντας ἐγεῖραι τοῦς ἐν τῶ φρουρίῳ- ὁ δ’ ’Ἁρειος μέγα βοῶν ἐκέλευσεν αὐτοὺς ἀποδραμεῖν ὡς τάχιστα.</text:p>
            <text:p text:style-name="P2">καῖ οἱ τέτταρες ὥσπερ δίαυλον τρέχοντες κατὰ τὸν περί- δρομον ἠπείγοντο οὐδ’ ἐστρέψαντό ποτε πρὸς τοῦμπαλιν οὐδ’ ὀψόμενοι εἴ πως ὁ Φήληξ δίωκοι.</text:p>
            <text:p text:style-name="P2">κάμψαντες δέ τὸν τῆς θύρας σταθμὸν δρόμῳ ἐξ ἄλλης ὥρμησαν διαδρομῆς εἷς ἄλλην, τοῦ Ἁρείου ἀεὶ ἡγουμένου οὐκ εἰδότος οὔτε ποῦ εἰσὶν οὔτε ποῖ φέρονται.</text:p>
            <text:p text:style-name="P2">εἶτα σχίζοντες διείλκυσαν παραπέτασμά τι.</text:p>
            <text:p text:style-name="P2">τύχοντες δ’ ἐν διόδῳ γεν- όμενοι κρυπτῇ, ᾄξαντες <text:soft-page-break/>δέ κατ’ αὐτὸν ἀνέκυψαν ἐγγὺς τοῦ διδασκαλείου οὗ περὶ τὰ φίλτρα ἐμάνθανον τοῦτό γε ᾔδεσαν ὅτι πλεῖστον ἀπέχει τοῦ τῶν τροπαίων δωματίου.</text:p>
            <text:p text:style-name="P2">Ἀλλὰ φθάσαντες ε”χομεν αὐτὸν οἶμαι, εἶπεν ὁ “Ἀρειος τῴ τοίχῳ ἐπερειδόμενος ἄσθματος μεστός.</text:p>
            <text:p text:style-name="P2">καῖ ψυχροῦ μὲν τοῦ τοίχου ᾔσθετο ὄντος θερμαινόμενος δ’ αὐτὸς ἱδρῶτα ἀπὸ τοῦ μετώπου στάζοντα ἀπέματτεν.</text:p>
            <text:p text:style-name="P2">ὁ μέντοι Νεφελώδης ὀκλάζων ἐπνευστία καὶ πολὺ ἐχρέμπτετο.</text:p>
            <text:p text:style-name="P2">ἡ δ’ αὖ Ἑρμιόνη ε”χασκε πάνυ φυσῶσα καὶ τῶν πλευρῶν ἐλαμβ- άνετο σφόδρα λυπουμένη.</text:p>
            <text:p text:style-name="P2">καὶ χαλεπῶς Οὐκ ἠγόρευον; ἔφη.</text:p>
            <text:p text:style-name="P2">ἠγόρευον γάρ.</text:p>
            <text:p text:style-name="P2">ἀλλ’ ὁ Ῥοών Ἀνάγκη δή, ἔφη, ὡς τάχιστα ἐπανελθεῖν εἷς τὸν τῶν Γρυφινδώρων πύργον.</text:p>
            <text:p text:style-name="P2">ἐκείνη δέ τῷ Ἁρείῳ Ἐξαπάτησε γὰρ σέ, ἔφη, ὁ Μάλθακος.</text:p>
            <text:p text:style-name="P2">ἦ καῖ τοῦτο συνίης,· οὐκ ἐμέλλησε συμβαλεῖν σοι· ὁ γὰρ Φήληξ εὖ ᾔδει ὡς παρέσοιτό τις ἐν τῷ δωματίῳ δῆλον ὅτι ἐκεῖνος συκοφάντης ὢν κατεῖπε σοῦ πρὸς αὐτόν.</text:p>
            <text:p text:style-name="P2">καῖ ὁ ’Άρειος ἐνόμιζε μὲν αὐτὴν ὀρθῶς εἰπεῖν, ἀλλ’ οῦκ ἐν νῲ εἶχε τοῦτο μηνύειν τῇ γ’ Ἑρμιόνῃ, ’Ἴωμεν δῆτα.</text:p>
            <text:p text:style-name="P2">130 ΑΡΕιοΣ Πο ΤΗΡ οῦ μὴν εἵμαρτό γ’ αὐτοῦς ἀθῴους ἀπαλλάξαι.</text:p>
            <text:p text:style-name="P2">μικρὸν γὰρ προῦχώρησαν καὶ μοχλοῦ ψοφοῦντος ἐξῇξε τις ἐκ τοῦ ἔμπροσθεν αὐτῶν διδασκαλείου.</text:p>
            <text:p text:style-name="P2">καὶ μὴν Ποιφύκτης ἦν.</text:p>
            <text:p text:style-name="P2">κατιδὼν δ’ αὐτοὺς ἠλάλαξεν ὑφ’ ἡδονῆς.</text:p>
            <text:p text:style-name="P2">Σίγα, ὦ Ποίφυκτα, ἀντιβολῶ σέ.</text:p>
            <text:p text:style-name="P2">ἐὰν δέ μή, πράξεις ὅπως ἐκπεσούμεθα.</text:p>
            <text:p text:style-name="P2">ὁ δ’ ἀνεκάγχασε πάνυ σαρδάνιον.</text:p>
            <text:p text:style-name="P2">Ἠ περιπολεῖτε μεσούσης τῆς νυκτός, ὦ βρεφύλλια; βομβάξ, ἔφη, βομβαλοβομβάξ, δέον δεδέσθαι δὴ κακῶς κακοὺς κακουργοῦντας.</text:p>
            <text:p text:style-name="P2">Οὐδ’ ἂν γένοιτο, εἰμὴ σὺ προδοίης ἡμᾶς.</text:p>
            <text:p text:style-name="P2">οὗτος δέ φωνὴν μέν ἀφῆκε θεοσεβὴς εἶναι δοκῶν, τὰ δ’ ὄμματα εἶδες ἂν ὡς πονηροῦ τινος φλέγοντα.</text:p>
            <text:p text:style-name="P2">Ἐγὼ γάρ, ἔφη, ὀφείλω τῷ Φήληκι λέγειν ταῦτα, ὑμᾶς δὴ ἅμα εὖ ποιήσων.</text:p>
            <text:p text:style-name="P2"><text:soft-page-break/>ὁ δέ Ῥοών Ἐκποδών, ἔφη.</text:p>
            <text:p text:style-name="P2">καὶ ἅμα ἐπεχείρησεν ἐκείνῳ, ἀξύμ- φορόν τι ποιῶν, ὡς ἀπέβη.</text:p>
            <text:p text:style-name="P2">ὁ γὰρ Ποιφύκτης μεγίστῃ τῇ φωνῇ βοῶν Μαθηταὶ ἐκ κοιτῶν, ἔφη, μαθηταὶ ἐκ κοιτῶν κατὰ φίλτρων διαδρομήν.</text:p>
            <text:p text:style-name="P2">ε”πειτα δ’ ὀκλάσαντες ὡς παριόντες ἐκεῖνον ἀπέδραμον ὡς τάχιστα ἐπὶ τὸ ἔσχατον τῆς διαδρομῆς.</text:p>
            <text:p text:style-name="P2">ἐνταῦθα δ’ εἰς θύραν ἤραξαν κακῇ τύχῃ κεκλῃμένην.</text:p>
            <text:p text:style-name="P2">καὶ μάτην ε”ωσαν τὴν θύραν· Ἀπωλόμεθα, ἦ δ’ ὃς ὁ Ῥοὼν πολλῆς μετ ’ἀθυμίας πάντα γὰρ τὰ πράγματ ’ἀνατέτραπται.</text:p>
            <text:p text:style-name="P2">τίτοῖς τοιούτοις κακοῖς τις χρήσεται; ἤκουον γὰρ ψόφον ἤδη τοῦ Φήληκος ὡς τάχιστα βοηθοῦντος τῷ Ποιφύκτῃ.</text:p>
            <text:p text:style-name="P2">ἡ δ’ Ἑρμιόνη ἀγριουμένη Ἀναγε σαυτὸν ἐκποδών, ἔφη, καὶ ἁρπάσασα τὴν Ἀρείου ῥάβδον ἔκοψε τὰ κλῇθρα ψιθυρίζουσα ἅμα τὸ Ἀλωὼμωρά.</text:p>
            <text:p text:style-name="P2">λεπτὸν δέ κροτούντων τῶν κλῄθρων ἡ θύρα ἀνεῴχθη, οῖ δέ παῖδες διαβάντες ταχέως ε”κλεισαν αὐτὴν καὶ τὰ ὦτα προσεῖχον αὐτῇ ἀκουσόμενοι.</text:p>
            <text:p text:style-name="P2">καὶ μὴν ἥκουσαν τοῦ Φήληκος λέγοντος Ποῖ ἔβησαν, ὦ Ποίφυκτα,· εἰπέ μοι ὅσον τάχος.</text:p>
            <text:p text:style-name="P2">Λέγε μοι τὸ Εἰ σοῖ δοκεῖ.</text:p>
            <text:p text:style-name="P2">Οὐ μὴ πράγματα ποιήσεις μοι, ὦ Ποίφυκτα, ποῖ βεβήκασιν; Ούκ οῦδὲν ἐρῶ ἐὰν μὴ τὸ Εἴ σοῖ δοκεῖ λέγῃς.</text:p>
            <text:p text:style-name="P2">τοῦτ’ ε”φη δι’ ἀχθηδόνα λεπτόν τι καὶ γυναικεῖον ἐμφθεγξάμενος κατὰ τὸ ξύνηθες.</text:p>
            <text:p text:style-name="P2">Καλῶς ε”χει δῆτα, εἰ σοῖ δοκεῖ.</text:p>
            <text:p text:style-name="P2">Οὐδέν, ἔφη μεγάλῃ τῇ φωνῇ.</text:p>
            <text:p text:style-name="P2">καὶπολλὰ κιχλίζων καῖ μωκώμενος ΗΠΕΡΙ ΜΕΣΑΣ ΝΥΚΤΑΣ ΜΟΝΟΜΑΞῙΑ 131 ἀναλαβών Εἶπον γάρ ὅτι οῦκ οὐδέν ἐροίην ἂν εἶ μὴ συ Εἰ σοὶ δοκεῖ λέγοις.</text:p>
            <text:p text:style-name="P2">καὶ εἶτα τοῦ μὲν Ποιφύκτου γελῶντος ἔτι ἤκουσαν ἀπᾴττοντος, τοῦ δέ Φήληκος ἅμα δι’ ὀργῆς λοιδοροῦντος ἐκεῖνον.</text:p>
            <text:p text:style-name="P2">ὁ δ’ Ἄρειος ψιθυρίζων Κεκλῃμένην γὰρ οἴεται, ἔφη, τήνδε τὴν θύραν.</text:p>
            <text:p text:style-name="P2"><text:soft-page-break/>ἀσφαλεῖς οὖν ἐσμέν οἶμαι.</text:p>
            <text:p text:style-name="P2">ἀλλ’ ὦ Νεφέλωδες, μὴ ψαύσῃς μου.</text:p>
            <text:p text:style-name="P2">οὗτος γὰρ πάλαι ἥπτετο τῆς κοιτωνικῆς αὐτοῦ.</text:p>
            <text:p text:style-name="P2">Τί δέ δή; ἦ δ’ ὂς ὁ Ἄρειος.</text:p>
            <text:p text:style-name="P2">ἀλλὰ τί ἐστι σαφῶς εἶδε μεταστρεψάμενος.</text:p>
            <text:p text:style-name="P2">καῖ δι’ ἀκαρὲς ἐνένοησεν καί πάνυ ἐκ δειμάτων νυκτερίνων πεπλασμένον παρεῖναί οἱ δεινόν τι.</text:p>
            <text:p text:style-name="P2">τοῦτο γὰρ καθ’ ὑπερβολὴν δὴ εἶναι τοῖς τοσαῦτ’ ἤδη κακὰ παθοῦσιν.</text:p>
            <text:p text:style-name="P2">καὶ γὰρ ἐν δωματίῳ μὲν οὐκ ἄρ’ ἦσαν, ἀλλ’ ἐν διαδρομῄ τινὶ ε”τυχον ὄντες.</text:p>
            <text:p text:style-name="P2">συνῄδεσαν δ’ εὐθύς ἑαυτοῖς ἐν τῇ ἀπορρήτῳ γενομ- ένοις διαδρομῇ τῇ ἐπὶ τοῦ τριστέγου.</text:p>
            <text:p text:style-name="P2">καὶ νῦν δὴ ᾔδεσαν διὰ τί ἀπόρρητον εἴη.</text:p>
            <text:p text:style-name="P2">κατ’ ὀφθαλμοὺς ῆν αὐτοῖς κυνὸς χρῆμα μέγα.</text:p>
            <text:p text:style-name="P2">ὁ δέ ἐπλήρου τὸ πᾶν ἀφ’ ὀρόφου μέχρι ἐδάφους.</text:p>
            <text:p text:style-name="P2">κεφαλὰς μὲν γὰρ εἶχε τρεῖς, οῖ δ’ ὀφθαλμοὶ καθ’ ἑκάστην μανικῶς ἐνεκυκλοῦντο.</text:p>
            <text:p text:style-name="P2">ἐκ δέ τῶν τριῶν ῥυγχῶν πνεύματ’ ἤκουσας ἄν μυκτηρόκομπα αὐτοῦ ἀγχίμολον προσιόντος.</text:p>
            <text:p text:style-name="P2">στόματα δ’ ἦν αὐτῷ τρία πάνυ σιαλοχοῦντα, στάζοντα ἀεὶ πτύαλον ἀπ’ ὀδόντων ὑποξάνθων πολὺ καθάπερ καλώδια φλεγματώδη.</text:p>
            <text:p text:style-name="P2">καί τὸ παραυτίκα ἡσύχαζεν ἀκίνητος, δεδορκὼς πρὸς αὐτοὺς ἀτενέσι τοῖς ὄμμασιν ἒξ οὖσιν.</text:p>
            <text:p text:style-name="P2">ὁ δ’ Ἄρειος ἠπίστατο γοῦν τάδε· φανέντες γὰρ αὐτοὶ ἐξ ἀπροσδοκήτου λαθεῖν δήπου τὸ πελώριον, καί δί ούδέν ἄλλο οὔπω τεθνάναι.</text:p>
            <text:p text:style-name="P2">ἀλλ’ οὖν ὁ κύων δηλονότι μέλλων ἥδη ταῦτ’ ἐξορθώσειν πολλὴν ἀνίει κλαγγὴν καῖ ὑλαγμὸν βροντῆς ὀλίγον διαφέροντα.</text:p>
            <text:p text:style-name="P2">καὶ ὁ “Ἀρειος τοι) μοχλὸν ἐψηλάφησε λογιζόμενος ὅτι βέλτιον ἔσται τῷ Φήληκι ἀπαντῆσαι ἢ τῷ θανάτῳ.</text:p>
            <text:p text:style-name="P2">καὶ ὕπτιοι ἐκπεσόντες καὶ ἐπισπάσαντος τοῦ Ἁρείου τὴν θύραν ἔτρεχον ἤδη μᾶλλον δέ ἐπέτοντο πάλιν κατὰ τὴν διαδρομήν.</text:p>
            <text:p text:style-name="P2">ὁ δέ Φήληξ ἄλλοσε ἐπειγόμενος δήπου ἐζήτει αὐτούς.</text:p>
            <text:p text:style-name="P2">οῦ γὰρ εἶδον ἐκεῖνον οὐδαμοῦ - ού μὴν οὐδ’ ἐμέλησεν αὐτοῖς βουλομένοις γε τοσοῦτο ἀπέχειν τοῦ κυνὸς ὅσον ἐνεδέχετο.</text:p>
            <text:p text:style-name="P2"><text:soft-page-break/>οὐδ’ ε”ληξαν τρέχοντες πρὶν ἀφίκοντο πρὸς τὴν τῆς παχείας εἰκόνα ἐπὶ τοῦ ἑβδόμου ὀρόφου.</text:p>
            <text:p text:style-name="P2">ἡ δέ Πόθεν ἤλθετε, ἔφη, βλέψασα πρὸς αὐτοῦς τάς τε κοιτωνικὰς παρέχοντας ἀπορρεούσας τῶν ὤμων καὶ τὰς ὄψεις ἐρυθραινούσας καῖ ἱδρῶτι ῥεούσας.</text:p>
            <text:p text:style-name="P2">132 ΑΡΕΙοΣ Πο ΤΗΡ ὁ δ’ ’Ἀρειος ἀσθμαίνων Οὐδέν διαφέρει, ε”φη καὶ ἀκούσασα ῥύγχος χοίρειον, ῥύγχος χοίρειον ἡ εἰκὼν πρόσω ἔρρεψεν.</text:p>
            <text:p text:style-name="P2">ἐκεῖνοι δέ ἐπανελθόντες εἰς τὸ κοινεῖον, ἐκάθισαν ἑαυτοὺς κατὰ τοὺς θρόνους πολὺ ἔτι φρίττοντες.</text:p>
            <text:p text:style-name="P2">καί ἐπὶ μήκιστον οὐδὲν εἶπον· καί ὁ Νεφελώδης οὐκ ἐδόκει οὐδέν ποτε μετέπειτα φθέγξεσθαι.</text:p>
            <text:p text:style-name="P2">τέλος δέ ὁ Ῥοών Ἐπὶ τί, ἔφη, κατακλῄουσι τὸν τοιοῦτον κύνα ἐν παιδευτηρίῳ,· οὗτος γὰρ εἴ τις ἄλλος σωμασκίας δεῖται.</text:p>
            <text:p text:style-name="P2">ἀλλ’ ἡ Ἑρμιόνη ἤδη οὐ μόνον ἀνέπνευσε τοῦ πόνου, ἀλλὰ καί τὴν ἐωθυῖαν δυσκολίαν ἀνέλαβεν.</text:p>
            <text:p text:style-name="P2">Οὔκουν, ἔφη, τοῖς ὀφθαλμοῖς χρῆσθε οὐδέποτε.</text:p>
            <text:p text:style-name="P2">οὐ γὰρ εἴδετε ἐφ’ οὗ εἱστήκει; ἲῙ-ιῙ καὶ ἐπὶ τοῦ ἐδάφους,· ε”φη ὁ ’Ἄρειος οὐ γὰρ εἶς τούς γε πόδας αὐτοῦ ἔβλεπον, ὅλος ὢν περὶ τῶν κεφαλῶν, Τό γ’ ἔδαφος οὗ λέγω· ἐπὶ θύρας γὰρ ἐπιρρακτῆς τινὸς εἱστήκει.</text:p>
            <text:p text:style-name="P2">δῆλον ὅτι φυλάττει τι.</text:p>
            <text:p text:style-name="P2">καὶ ἀνέστη δεινὸν βλέπουσα πρὸς αὐτούς.</text:p>
            <text:p text:style-name="P2">Ὑμεῖς γοῦν ἀγαπᾶτε ταῦτα δήπου.</text:p>
            <text:p text:style-name="P2">πάντες γὰρ ἐκινδυνεύομεν ἀποθανεῖν, μᾶλλον δ’ ἐκπεσεῖν.</text:p>
            <text:p text:style-name="P2">καί νυνί κοιμήσομαι, εἴ γε δοκεῖ ὑμῖν.</text:p>
            <text:p text:style-name="P2">Δοκεῖ γε, ἦ δ’ ὃς ὁ Ῥοών κεχηνὼς ἔτι πρὸς αὐτὴν ἀτενίζων.</text:p>
            <text:p text:style-name="P2">ἀλλὰ νὴ Δία ἠναγκάσαμεν αὐτὴν συγγενέσθαι.</text:p>
            <text:p text:style-name="P2">ἠ ὀρθῶς λέγω; ἀλλ’ οὖν ἥ γ’ Ἑρμιόνη παρέσχε τι τῷ Ἁρείῳ οῖον δέοι ἂν λογίζ- εσθαι πάλιν εἷς κοίτην ἐπανελθόντι.</text:p>
            <text:p text:style-name="P2">τὸν γὰρ κύνα φυλάττειν τι.</text:p>
            <text:p text:style-name="P2">τί δὲ ὁ Ἁγριώδης εἴρηκε, τὸν Γριγγώτου εἶναι χωρίον ἀσφαλέστατον τοῖς χρῆμά τι φυλάττουσι πλὴν τοῦ Ὑογοήτου.</text:p>
            <text:p text:style-name="P2">ὁ γὰρ Ἄρειος, ὤς γ’ ἐφαίνετο, ηὑρήκει τὸ αὐχμηρὸν σκεῦος ἐκεῖνο τὸ ἀπὸ τῆς κατώρυχος ἑπτακοσιοστῆς καὶ τρισκαιδεκάτης Α , ι που εστιν.</text:p>
            <text:p text:style-name="P2"><text:soft-page-break/>τῇ δ’ ἐπιούσῃ ὁ Μάλθακος ἐδόκει ἐψευσμένος ἑαυτοῦ ὁρῶν τὸν Ἄρειον καὶ τὸν Ῥοῶνα ε”τι παρόντας ἐν τῷ Ὑογοήτου ταλαιπώρους μὲν φαινομένους φαιδροὺς δ’ ἀμέλει.</text:p>
            <text:p text:style-name="P2">καί μὴν οὗτοι ἤδη ἐνόμιζον τὸ τοῦ κυνὸς τρικεφάλου λαμπρόν τι εἶναι καὶ εἷς τοσοῦτο ἀξιόλογον ὥστε ἑκόντες παθεῖν ἂν παρόμοιόν τι.</text:p>
            <text:p text:style-name="P2">ὁ Ἄρειος τοίνυν ἐδίδαξε τὸν Ῥοῶνα τὰ τοῦ σκεύους τοῦ αὐχμηροῦ, ὅπως μετεκομίσθη τοῦτο ἐκ Γριγγώτου εἰς Ὑογοήτου ὡς ε’ὀικε.</text:p>
            <text:p text:style-name="P2">καῖ χρόνον διέτριψαν πολὺν σκοπούμενοι ὁποῖόν τι δὴ τύχοι δεόμενον τοῦ ἐν φυλακῇ τοσαύτῃ κατέχεσθαι.</text:p>
            <text:p text:style-name="P2">καὶ ὁ Ῥοών Ἲ-Ῑ πολυτελέστατόν τί ἐστιν, ἔφη, ἢ οἷόν τε πολλὰ λυμαίνεσθαι.</text:p>
            <text:p text:style-name="P2">“Ὴ καί τὰ ἀμφότερα ἰσχύει, ἡδ’ ὃς ὁ Ἄρειος.</text:p>
            <text:p text:style-name="P2">ἀλλ’ ἐπειδὴ οὐδὲν περὶ τοῦ κρυπτοῦ ᾔδεσαν πλὴν ὅτι διδάκτυλόν ἐστιν, οὐ κινδυνεύοιεν ἂν εἰκάσαι τί ἐστιν εἶ μὴ πλείω εὕροιεν.</text:p>
            <text:p text:style-name="P2">ἀλλ’ οὔθ’ ὁ Νεφελώδης οὔθ’ ἡ Ἑρμιόνη ἐσπούδαζεν εἰδέναι τί ὑπόκειται τῷ κυνὶ καῖ τῇ θύρᾳ τῇ ἐπιρρακτῇ.</text:p>
            <text:p text:style-name="P2">καὶ ἐκείνῳ γοῦν οὐδὲν ἐμέλει ὑπὲρ τὸ μὴ συνεῖναί ποτε τῷ κυνί.</text:p>
            <text:p text:style-name="P2">ἀλλ’ἢ Ἑρμιόνη οὐκέτ’ ἤθελε διαλέγεσθαι οὔτε τῷ Ἁρείῳ οὔτε τῴ Ῥοῶνι.</text:p>
            <text:p text:style-name="P2">οἶ δέ διὰ τὴν πολυπραγμοσύνην αὐτῆς τοῦτ’ ἀγαθόν τι ἐνόμιζον.</text:p>
            <text:p text:style-name="P2">ἤλπιζον δ’ οὖν δίκας λήψεσθαι τοῦ Μαλθάκου· τοῦτο γὰρ μέγιστον ἦν αὐτοῖς.</text:p>
            <text:p text:style-name="P2">ὥστε μάλισθ’ ἥδοντο ού πολλῷ ὕστερον, τοῦ ἀγγέλου χρῆμά τι κομίσαντος πάνυ σύμμετρον πρὸς τὴν τιμωρίαν.</text:p>
            <text:p text:style-name="P2">τῶν γὰρ γλαυκῶν ἀφικομένων ὡς ε”θος εἰς τὸ μέγαρον, ἅπαντες εὐθὺς ἐθαύμαζον κατιδόντες σκεῦός τι μακρὸν καῖ λεπτὸν ὑπὸ στριγῶν ἐξ μεγάλων φερόμενον.</text:p>
            <text:p text:style-name="P2">ὁ δ’ ’Άρειος οὐχ ἦττον σπουδάζων τῶν ἑτέρων μαθεῖν ὅ τι ε”νεστι τῷ τοσούτῳ σκεύει, μάλ’ ἐξεπλάγη ὅτε κατασκήψασαι αῖ γλαῦκες τοῦτο ἀφῆκαν ε”μπροσθεν αὐτοῦ, τὸ χοιρεῖον τάριχον ἅμα κατ’ ἔδαφος κρούσασαι.</text:p>
            <text:p text:style-name="P2"><text:soft-page-break/>καῖ αὗταί γε μὲν ἄρτι ἐκποδὼν ε”πταντο, ἄλλη δέ τις ἐπιστολὴν ἀφῆκεν ἐπὶ τὸ σκεῦος.</text:p>
            <text:p text:style-name="P2">1 34 ΑΡΕιοΣ Πο ΤΗΡ ὁ δ’ ’Ἁρειος τήν γ’ ἐπιστολὴν πρῶτον ἔλυσεν, εὖ ποιῶν.</text:p>
            <text:p text:style-name="P2">ἀνέγνω γὰρ τάδε· Μαγονωγαλέα Ἁρείῳ Ποτῆρι οὗ μὴ λύσεις τὸ σκεῦος μεταξῦ ἀριστῶν.</text:p>
            <text:p text:style-name="P2">ἔνεστιν ὁ Ὑπερνεφελός Δισχιλιοστὸς σοῦ νεοχμός.</text:p>
            <text:p text:style-name="P2">ἀλλ’ οὐκ ἐθέλω πάντας συνειδέναι σοὶ σάρον ἔχοντι.</text:p>
            <text:p text:style-name="P2">αὐτοὶ γὰρ ἐπιθυμοῖεν ἂν τοιοῦτο λαβεῖν.</text:p>
            <text:p text:style-name="P2">ὁ Ὀλοφώϊος ρΎλης πρὸς τῷ ι’καροσφαιριστηρίῳ συμβαλεῖ σοὶ περὶ πρώτην φυλακὴν τῆς νυκτὸς τὸ πρῶτον γυμνασομένῳ.</text:p>
            <text:p text:style-name="P2">ἔρρωσο.</text:p>
            <text:p text:style-name="P2">ὁ δ”Ἀρειος δῆλος ἦν γεγηθὼς ἐν ᾧ ἐδίδου τὴν ἐπιστολὴν τῷ Ῥοῶνι ἀναγνῶναι.</text:p>
            <text:p text:style-name="P2">ὁ δέ ὥσπερ ἐπιφθόνως διακείμενος αὐτῷ εἶπεν ὅτι Ὠ Ὑπερ- νεφελὸς Δισχιλιοστός.</text:p>
            <text:p text:style-name="P2">οὐδ’ ἡψάμην οὐδέποτε τοῦ τοιούτου.</text:p>
            <text:p text:style-name="P2">ἐπειγόμενοι δέ ταχέως ἀπέβησαν ἐκ τοῦ μεγάρου, θέλοντες ι’δίᾳ λῦσαι τὸ σάρον πρὸ τῆς πρῶ σχολῆς.</text:p>
            <text:p text:style-name="P2">ἀλλὰ μέχρι μέσης τῆς αὐλῆς μόνον προχωρήσαντες συνέβαλον τῷ Καρκίνῳ καῖ τῷ Κέρκοπι φράττουσι τὴν κλίμακα.</text:p>
            <text:p text:style-name="P2">ὁ δέ Μάλθακος τὸ σκεῦος ἀναρπάσας ἐψηλάφησεν.</text:p>
            <text:p text:style-name="P2">βαλὼν δέ πάλιν αὐτὸ πρὸς τὸν“Άρειον ἐφαίνετο ἅμα καὶ ἐπίφθονος ὢν καῖ δυσμενής.</text:p>
            <text:p text:style-name="P2">’ἷΗ καῖ σάρον ἐστίν, ἔφη.</text:p>
            <text:p text:style-name="P2">δίκας οὖν δώσει τὸ νῦν, ὦ Ποτέρ, οὐκ ἐξὸν τοῖς γε πρωτοπείροις ἔχειν τὰ τοιαῦτα.</text:p>
            <text:p text:style-name="P2">ὁ Ῥοών μέντοι ἀπὸ ταύτομάτου Ἀλλ’ οὔκ ἔστιν, ἐφη, τοῦτο τῶν ἐπιτυχόντων σάρων τῶν ἐγκυκλίων Ὑπερνεφελός γάρ ἐστι Δισχιλ- ιοστός.</text:p>
            <text:p text:style-name="P2">ποῖον εἶπας οἴκοι εἶναι σοί, ῶ Μάλθακε; ἦ Κομήτης Διακο- σιοστός Ἑξηκοστός; καὶ μεταξὺ μειδιῶν πρὸς ’Ἀρειον ἀναλαβών Οἱ γὰρ Κομῆται δοκοῦσι μὲν τοῦ σεμνοῦ μετέχειν, ἔργῳ δέ πολλῶ καταδεέστεροι ὑπάρχουσι τῶν Ὑπερνεφελῶν.</text:p>
            <text:p text:style-name="P2">ἐκεῖνος δέ πικρῶς Ἦ που εἰκός ἐστι σέ εἰδέναι τι περὶ τούτου, ὅς γ’ οὐκ ἱκανὸς εἴης ὠνεῖσθαι οὐδὲ τὸ ἥμισυ τῆς κώπης; ἀλλὰ δεῖ σέ δήπου καὶ τοὺς ἀδελφοὺς κατὰ κλῶνα ἀγοράζειν τὰ σάρα, τὸ <text:soft-page-break/>ἀργύριον κατὰ μικρὸν ἀποτιθέντας.</text:p>
            <text:p text:style-name="P2">μέλλοντος δ’ ἔτι τοῦ Ῥοῶνος ἀποκρινεῖσθαι, ὁ σοφιστὴς Φιλη- τικός παρὰ τῷ Μαλθάκῳ ἐφάνη.</text:p>
            <text:p text:style-name="P2">Μῶν ἐρίζετέ μοι, ἔφη τῇ φωνῇ γυναικείᾳ.</text:p>
            <text:p text:style-name="P2">Ὁ γὰρ Ποτὴρ σάρον δέδεκται, ὦ σοφιστά, εἶπεν εὐθύς ὁ Μάλθακος, ι.</text:p>
            <text:p text:style-name="P2">τί δῆτα αἵδε ποιοῦσιν, ἐδείκνυ γὰρ τὰς σφαίρας τρεῖς ἔτι ἐν τῇ κιβωτῷ κειμένας.</text:p>
            <text:p text:style-name="P2">Δηλώσω σοὶ νυνί.</text:p>
            <text:p text:style-name="P2">λαβέ τόδε.</text:p>
            <text:p text:style-name="P2">ΤΑ ΝΕΚΥΣΙΑ 137 καὶ ε”δωκε τῷ Ἁρείῳ ῥόπαλόν τι μικρὸν οὐ πολὺ διαφέρον τοῦ τῆς σφαιριστικῆς ἣν αἱ παρ’ ἡμῖν παρθένοι παίζουσι.</text:p>
            <text:p text:style-name="P2">Δηλώσω σοὶ ὅ τι ποιεῖ τὰ ῥοπαλοσφαίρια.</text:p>
            <text:p text:style-name="P2">τώδε γὰρ ἐστὸν ῥοπαλοσφαιρίω, καὶ ἔδειξεν αὐτῷ δύο σφαίρας ὁμοίας ἀλλήλαις, μελαίνας οὔσας καῖ ὀλίγῳ μικροτέρας τῆς κοκκίνης.</text:p>
            <text:p text:style-name="P2">αἱ δ’ ἐδόκουν τῷ ’Ἀρείῳ συν- τείνειν ὡς φευξόμεναι ἀπὸ τῶν ἱμάντων οἷς ἐν κιβωτῷ κατέχονται.</text:p>
            <text:p text:style-name="P2">Ἀπόστηθι ἐκ τοῦ μέσου, εἶπεν ἐκεῖνος νουθετῶν τὸν ’Άρειον.</text:p>
            <text:p text:style-name="P2">καὶ νεύσας ε”λυσεν ἓν τῶν ῥοπαλοσφαιρίων.</text:p>
            <text:p text:style-name="P2">καὶ εὐθὺς ἡ μέλαινα σφαῖρα τότε μὲν ἐπάνω ἐφέρετο, τότε δέ κατὰ κόρρης ε”βαλλε τὸν ’Ἀρειον ὁ δὲ σφενδονηδὸν διενεγκὼν τὸ ῥόπαλον ὅπως μὴ τὰς ῥῖνας ῥάττοιτο ἀφῆκε τὸ σφαίριον εἷς δόχμια καὶ σκολιά.</text:p>
            <text:p text:style-name="P2">κᾶπειτα περιδινῆσαν τοῦτο τὰς κεφαλὰς αὐτῶν μετῆλθε τὸν ’Ύλην ὁ δέ ἐνηλάμενος καὶ χαμᾶζε βιασάμενος μόλις κατέλαβεν αὐτό.</text:p>
            <text:p text:style-name="P2">ὟΗ δῆλον; ε”φη πνευστιῶν τι μεταξὺ καταβιαζόμενός τε τὸ ῥοπαλο- σφαίριον ε”τι παλαίων αὐτῷ βεβαίως δέων εἷς τὴν κιβωτόν.</text:p>
            <text:p text:style-name="P2">Τὰ ῥοπαλοσφαίρια ᾄττει ἅνω καί κάτω ἐκκρούσοντα τοὺς σφαιριστὰς ἀπὸ τῶν σάρων.</text:p>
            <text:p text:style-name="P2">διὸ χρὴ δύο ῥαιστῆρας ἐν ἀγέλῃ ἔχειν, ἀτὰρ καὶ οἱ δίδυμοι Εὐισήλιοι ἡμέτεροί εἶσι ραιστῆρες.</text:p>
            <text:p text:style-name="P2">ἔργον ἐστὶν ἀμύνειν μὲν τὰ ῥοπαλοσφαίρια τοῖς σφετέροις, ἀποκρούειν δέ πρὸς τοὺς ἐναν- τίους.</text:p>
            <text:p text:style-name="P2">ἦ καί ἔχεις τὰ πάντα; ὁ δ’ ’Άρειος ῥαψῳδῶν Τοῦτο μὲν οἶ θηρευταὶ τρεῖς ἐπιχειροῦσι σκοποῦ τυχεῖν τῷ <text:soft-page-break/>κολοφῶνι· τοῦτὸ δέ ὁ φύλαξ φυλάττει τούς χάρακας· τοῦτο δὲ οἱ ραιστῆρες ἀμύνουσι τὰ ῥοπαλοσφαίρια τοῖς ἑαυτῶν σφαιρισταῖς.</text:p>
            <text:p text:style-name="P2">Εὖ γε.</text:p>
            <text:p text:style-name="P2">Ἡ ποτέ ἀπέκτεινέ τινα τὰ ῥοπαλοσφαίρια; εἶπεν ἐκεῖνος ἐλπίζων μὴ δοκήσειν ἄγαν σπουδαῖος εἶναι.</text:p>
            <text:p text:style-name="P2">Τῶν γε Ὑογοητίων οὐδένα.</text:p>
            <text:p text:style-name="P2">ὀλίγοι γὰρ τὴν σιαγόνα κατ- εάγασιν, οὐδέν δέ ὑπὲρ ταῦτα γέγονεν οὐδεπώποτε.</text:p>
            <text:p text:style-name="P2">ἄγε δή.</text:p>
            <text:p text:style-name="P2">ὁ γὰρ ἐπίλοιπος τῶν σφαιριστῶν ζητητής ἐστι.</text:p>
            <text:p text:style-name="P2">ζητητὴν δ’ ὄντα σε’ οὐ δεῖ πράγματα ε”χειν ὑπὲρ τοῦ κολοφῶνος ἢ τῶν ῥοπαλοσφαιρίων - - Ἠν γε μὴ τὴν κεφαλήν μου δηλαδὴ καταρρήξωσι.</text:p>
            <text:p text:style-name="P2">Μηδὲν φροντίσῃς τούτου.</text:p>
            <text:p text:style-name="P2">οἱ γὰρ Εὐισήλιοι τεχνικώτεροί εἰσι πολλῷ τῶν ῥοπαλοσφαιρίων, πεφυκότες αὐτοὶ ὁμοῖοι ἀνθρωπίνοις δὴ ῥοπαλοσφαιρίοις.</text:p>
            <text:p text:style-name="P2">καὶ ἐκ τῆς κιβωτοῦ ε”λαβε τέλος τὴν τετάρτην σφαῖραν.</text:p>
            <text:p text:style-name="P2">παρα- τιθεμένη δέ τῷ τε κολοφῶνι καῖ τοῖς ῥοπαλοσφαιρίοις μικρότατον 138 ΑΡΕῙΟΣ Πο ΤΗΡ ἦν, πάνυ ὁμοιούμενον τὸ μέγεθος καρύῳ μεγάλῳ.</text:p>
            <text:p text:style-name="P2">χρυσοῦν δ’ ἦν καὶ ἐρριπίζετο συνεχῶς τὰ πτερὰ μικρὰ καὶ ἀργυρᾶ.</text:p>
            <text:p text:style-name="P2">Καὶ μὴν τοῦτο, ἔφη, φθαστέον ἐστὶ χρυσοῦν, ἀξιόλογον ὂν ὑπὲρ τὰς ἄλλας σφαίρας.</text:p>
            <text:p text:style-name="P2">καὶ πάνυ δυσάλωτόν ἐστιν οὕτω ταχὺ ὂν καὶ δυσόρατον.</text:p>
            <text:p text:style-name="P2">ἔργον δ’ οὖν τῷ ζητητῇ λαβεῖν αὐτό.</text:p>
            <text:p text:style-name="P2">δεῖ σε περιπετόμε- νον μεταξὺ τῶν τε θηρευτῶν καὶ τῶν ῥαιστήρων καῖ τῶν ῥοπαλο- σφαιρίων καὶ δὴ καὶ τοῦ κολοφῶνος φθάσαι τὸν ἕτερον ζητητὴν λαβόντα τὸ φθαστέον.</text:p>
            <text:p text:style-name="P2">ὁπότερος ἂν λάβῃ τὸ φθαστέον προσέτι κερ- δαίνει ἕκατον πεντήκοντα τίμια ὑπὲρ τῆς ἑαυτοῦ οἰκίας.</text:p>
            <text:p text:style-name="P2">ὥστε νικᾷ αὕτη ἡ οἰκία ὡς ἐπὶ τὸ πολύ.</text:p>
            <text:p text:style-name="P2">καὶ διὰ τοῦτο τοῖς ζητηταῖς πολλάκις ἐκ προνοίας προσπίπτει τις.</text:p>
            <text:p text:style-name="P2">ἡ δ ’ ι’καροσφαιρικὴ οὗ τελευτᾷ πρὶν ἂν ἕλῃ τις τὸ φθαστέον, ὥστε τὸν ἀγῶνα εἰς μακρὸν πολλάκις χρονίζεσθαι.</text:p>
            <text:p text:style-name="P2"><text:soft-page-break/>ἦν γὰρ ὅτε, τὸ ἀγωνιστικώτατον, τρεῖς μῆνας ἐχρονίσατο.</text:p>
            <text:p text:style-name="P2">ε”δει γὰρ ἀεὶ ἀντεισάγειν τούς ἐπιτάκτους ὅπως οἱ σφαιρισταί ὕπνου τύχοιεν.</text:p>
            <text:p text:style-name="P2">τοιαῦτα μὲν δὴ ταῦτα.</text:p>
            <text:p text:style-name="P2">ἦ θέλεις ε”τι ἐρωτῆσαί τι; ἀνένευσε δ’ ὁ Ἄρειος, ὡς εἰδὼς μὲν τί δραστέον, ἀγνοῶν δ’ ὅπως.</text:p>
            <text:p text:style-name="P2">ἐκεῖνος δ’ εὐλαβούμενος πάλιν ε”κλεισε τὸ φθαστέον εἷς τὴν κιβωτόν.</text:p>
            <text:p text:style-name="P2">Ἀλλ’ οὔπω, ἔφη, γυμναζώμεθα μετὰ τοῦ φθαστέου, σκο- ταῖοι δ’ ἤδη τάχ’ ἂν ἀπολέσαιμεν αὐτό.</text:p>
            <text:p text:style-name="P2">πειρώμεθα δὴ τάδε.</text:p>
            <text:p text:style-name="P2">ἔλαβε δέ μαρσίππιον ἐκ τοῦ κόλπου ε”χον ὀλίγα σφαιρία ἐγκύκλια τοῦ γκόλφ.</text:p>
            <text:p text:style-name="P2">τὸ γὰρ γκόλφ παίγνιόν ἐστί τι μαλ’ ἐν ἡδόνῃ γενόμενον τοῖς νῦν· οἶ δέ παίζοντες ταῖς βακτηρίαις τύπτουσι τὰ σφαιρία τὰ τοῦ γκόλφ-μικρά ἐστὶ καί λευκά-ἐλπίζοντες εἰς ὀπὴν εὖθυνεῖν μικροτάτην.</text:p>
            <text:p text:style-name="P2">καὶ ἐν ἀκαρεῖ ἀμφότεροι ἐμετεωρίζοντο, ὁ μὲν ἐρρωμένως παν- ταχόσε ῥίπτων τὰ σφαιρία, ὁ δέ κατὰ τὸ δυνατὸν ἐπιχειρῶν ἅμα καταλαβεῖν.</text:p>
            <text:p text:style-name="P2">πάντα δέ ἐνδεχομένου τοῦ Ἃρείου, ἐκεῖνος μάλισθ’ ἥδετο.</text:p>
            <text:p text:style-name="P2">μετὰ δ’ ἡμιώριον πολλῆς ἤδη νυκτὸς γενομένης οὐκέτ’ ἦν σφαιρίζειν.</text:p>
            <text:p text:style-name="P2">Ἠ μὴν τὴν Φιάλην ἐκείνην τὴν ἶκαροσφαιρικὴν εὖ οἶδ’ ὅτι τῆτες οἶσόμεθα.</text:p>
            <text:p text:style-name="P2">τοῦτο γὰρ ὁ Ὕλης πολλῆς μετ’ εὐψυχίας ε”λεγεν ἐν ᾧ ἐβάδιζον πάλιν πρὸς τὸ φρούριον.</text:p>
            <text:p text:style-name="P2">Οὐ γὰρ παράδοξον ἂν εἴη εἰ σύ τέλος ἀποβαίη βελτίων γενόμενος τοῦ Καρόλου Εὖισηλίου.</text:p>
            <text:p text:style-name="P2">οὗτος γὰρ ἐσφαίρισεν ἂν μετὰ τῆς τῶν ’Ἁγγλων ἀγέλης, εἰ μὴ ἀπῆλθε τοὺς δράκοντας θηρεύσων.</text:p>
            <text:p text:style-name="P2">»ιε οὗ μόνον ἡ τῆς ι’καροσφαιρικῆς ἄσκησις ἀλλὰ καὶ ἡ τῶν κατ’ οἶκον μαθημάτων μελέτη εἷς τοσοῦτο ἀπησχόλησαν τὸν Ἄρειον ὥστε πάνυ ἐθαύμαζε λογιζόμενος ὅτι ἤδη δίμηνος ἐνῴκει ἐν (Υογοήτου.</text:p>
            <text:p text:style-name="P2">τὸ γὰρ φρούριον πάνυ οἰκειότερον ἥδη δοκεῖν αὐτῷ τῆς ΤΑ ΝΕΚΥΣΙΑ 139</text:p>
          </table:table-cell>
          <table:table-cell table:style-name="Table5.A1" office:value-type="string">
            <text:p text:style-name="P1">Harry ignored her. Blood was pounding in his ears. He mounted the broom and kicked hard against the ground and up, up he soared; air rushed through his hair, and his robes whipped out behind him -and in a rush of fierce joy he realized he'd found something he could do without being taught -- this was easy, this was wonderful. He pulled his broomstick up a little to take it even higher, and heard screams and gasps of girls back on the ground and an admiring whoop from Ron.</text:p>
            <text:p text:style-name="P1">He turned his broomstick sharply to face Malfoy in midair. Malfoy looked stunned.</text:p>
            <text:p text:style-name="P1">"Give it here," Harry called, "or I'll knock you off that broom!" "Oh, yeah?" said Malfoy, trying to sneer, but looking worried.</text:p>
            <text:p text:style-name="P1">Harry knew, somehow, what to do. He leaned forward and grasped the broom tightly in both hands, and it shot toward Malfay like a javelin. Malfoy only just got out of the way in time; Harry made a sharp about-face and held the broom steady. A few people below were clapping.</text:p>
            <text:p text:style-name="P1">"No Crabbe and Goyle up here to save your neck, Malfoy," Harry called.</text:p>
            <text:p text:style-name="P1">The same thought seemed to have struck Malfoy.</text:p>
            <text:p text:style-name="P1">"Catch it if you can, then!" he shouted, and he threw the glass ball high into the air and streaked <text:soft-page-break/>back toward the ground.Harry saw, as though in slow motion, the ball rise up in the air and then start to fall. He leaned forward and pointed his broom handle down -- next second he was gathering speed in a steep dive, racing the ball -- wind whistled in his ears, mingled with the screams of people watching -- he stretched out his hand -- a foot from the ground he caught it, just in time to pull his broom straight, and he toppled gently onto the grass with the Remembrall clutched safely in his fist.</text:p>
            <text:p text:style-name="P1">"HARRY POTTER!"</text:p>
            <text:p text:style-name="P1">His heart sank faster than he'd just dived. Professor McGonagall was running toward them. He got to his feet, trembling.</text:p>
            <text:p text:style-name="P1">"Never -- in all my time at Hogwarts --"</text:p>
            <text:p text:style-name="P1">Professor McGonagall was almost speechless with shock, and her glasses flashed furiously, "-- how dare you -- might have broken your neck --"</text:p>
            <text:p text:style-name="P1">"It wasn't his fault, Professor --"</text:p>
            <text:p text:style-name="P1">"Be quiet, Miss Patil "But Malfoy --"</text:p>
            <text:p text:style-name="P1">"That's enough, Mr. Weasley. Potter, follow me, now."</text:p>
            <text:p text:style-name="P1">Harry caught sight of Malfoy, Crabbe, and Goyle's triumphant faces as he left, walking numbly in Professor McGonagall's wake as she strode toward the castle. He was going to be expelled, he just knew it. He wanted to say something to defend himself, but there seemed to be something wrong with his voice. Professor McGonagall was sweeping along without even looking at him; he had to jog to keep up. Now he'd done it. He hadn't even lasted two weeks. He'd be packing his bags in ten minutes. What would the Dursleys say when he turned up on the doorstep? Up the front steps, up the marble staircase inside, and still Professor McGonagall didn't say a word to him. She wrenched open doors and marched along corridors with Harry trotting miserably behind her. Maybe she was taking him to Dumbledore. He thought of Hagrid, expelled but allowed to stay on as gamekeeper. Perhaps he could be Hagrid's assistant. His stomach twisted as he imagined it, watching Ron and the others becoming wizards, while he stumped around the grounds carrying Hagrid's bag.</text:p>
            <text:p text:style-name="P1">Professor McGonagall stopped outside a classroom. She opened the door and poked her head inside.</text:p>
            <text:p text:style-name="P1">"Excuse me, Professor Flitwick, could I borrow Wood for a moment?"</text:p>
            <text:p text:style-name="P1">Wood? thought Harry, bewildered; was Wood a <text:soft-page-break/>cane she was going to use on him? But Wood turned out to be a person, a burly fifth-year boy who came out of Flitwicles class looking confused.</text:p>
            <text:p text:style-name="P1">"Follow me, you two," said Professor McGonagall, and they marched on up the corridor, Wood looking curiously at Harry.</text:p>
            <text:p text:style-name="P1">"In here."</text:p>
            <text:p text:style-name="P1">Professor McGonagall pointed them into a classroom that was empty except for Peeves, who was busy writing rude words on the blackboard.</text:p>
            <text:p text:style-name="P1">"Out, Peeves!" she barked. Peeves threw the chalk into a bin, which clanged loudly, and he swooped out cursing. Professor McGonagall slammed the door behind him and turned to face the two boys.</text:p>
            <text:p text:style-name="P1">"Potter, this is Oliver Wood. Wood -- I've found you a Seeker."</text:p>
            <text:p text:style-name="P1">Wood's expression changed from puzzlement to delight.</text:p>
            <text:p text:style-name="P1">"Are you serious, Professor?"</text:p>
            <text:p text:style-name="P1">"Absolutely," said Professor McGonagall crisply. "The boy's a natural.</text:p>
            <text:p text:style-name="P1">I've never seen anything like it. Was that your first time on a broomstick, Potter?"</text:p>
            <text:p text:style-name="P1">Harry nodded silently. He didn't have a clue what was going on, but he didn't seem to be being expelled, and some of the feeling started coming back to his legs.</text:p>
            <text:p text:style-name="P1">"He caught that thing in his hand after a fifty-foot dive," Professor McGonagall told Wood. "Didn't even scratch himself. Charlie Weasley couldn't have done it."</text:p>
            <text:p text:style-name="P1">Wood was now looking as though all his dreams had come true at once.</text:p>
            <text:p text:style-name="P1">"Ever seen a game of Quidditch, Potter?" he asked excitedly.</text:p>
            <text:p text:style-name="P1">"Wood's captain of the Gryffindor team," Professor McGonagall explained.</text:p>
            <text:p text:style-name="P1">"He's just the build for a Seeker, too," said Wood, now walking around Harry and staring at him. "Light -- speedy -- we'll have to get him a decent broom, Professor -- a Nimbus Two Thousand or a Cleansweep Seven, I'd say."</text:p>
            <text:p text:style-name="P1">I shall speak to Professor Dumbledore and see if we can't bend the first-year rule. Heaven knows, we need a better team than last year.</text:p>
            <text:p text:style-name="P1">Flattened in that last match by Slytherin, I couldn't look Severus Snape in the face for weeks...."</text:p>
            <text:p text:style-name="P1">Professor McGonagall peered sternly over her glasses at Harry.</text:p>
            <text:p text:style-name="P1"><text:soft-page-break/>"I want to hear you're training hard, Potter, or I may change my mind about punishing you."</text:p>
            <text:p text:style-name="P1">Then she suddenly smiled.</text:p>
            <text:p text:style-name="P1">"Your father would have been proud," she said. "He was an excellent Quidditch player himself."</text:p>
            <text:p text:style-name="P1">"You're joking."</text:p>
            <text:p text:style-name="P1">It was dinnertime. Harry had just finished telling Ron what had happened when he'd left the grounds with Professor McGonagall. Ron had a piece of steak and kidney pie halfway to his mouth, but he'd forgotten all about it.</text:p>
            <text:p text:style-name="P1">"Seeker?" he said. "But first years never -- you must be the youngest house player in about a century, said Harry, shoveling pie into his mouth. He felt particularly hungry after the excitement of the afternoon. "Wood told me."</text:p>
            <text:p text:style-name="P1">Ron was so amazed, so impressed, he just sat and gaped at Harry.</text:p>
            <text:p text:style-name="P1">"I start training next week," said Harry. "Only don't tell anyone, Wood wants to keep it a secret."</text:p>
            <text:p text:style-name="P1">Fred and George Weasley now came into the hall, spotted Harry, and hurried over.</text:p>
            <text:p text:style-name="P1">"Well done," said George in a low voice. "Wood told us. We're on the team too -- Beaters."</text:p>
            <text:p text:style-name="P1">"I tell you, we're going to win that Quidditch cup for sure this year,"</text:p>
            <text:p text:style-name="P1">said Fred. "We haven't won since Charlie left, but this year's team is going to be brilliant. You must be good, Harry, Wood was almost skipping when he told us."</text:p>
            <text:p text:style-name="P1">"Anyway, we've got to go, Lee Jordan reckons he's found a new secret passageway out of the school."</text:p>
            <text:p text:style-name="P1">"Bet it's that one behind the statue of Gregory the Smarmy that we found in our first week. See you."</text:p>
            <text:p text:style-name="P1">Fred and George had hardly disappeared when someone far less welcome turned up: Malfoy, flanked by Crabbe and Goyle.</text:p>
            <text:p text:style-name="P1">"Having a last meal, Potter? When are you getting the train back to the Muggles?"</text:p>
            <text:p text:style-name="P1">"You're a lot braver now that you're back on the ground and you've got your little friends with you," said Harry coolly. There was of course nothing at all little about Crabbe and Goyle, but as the High Table was full of teachers, neither of them could do more than crack their knuckles and scowl.</text:p>
            <text:p text:style-name="P1">"I'd take you on anytime on my own," said Malfoy. "Tonight, if you want.</text:p>
            <text:p text:style-name="P1">Wizard's duel. Wands only -- no contact. What's the matter? Never heard of a wizard's duel before, I <text:soft-page-break/>suppose?"</text:p>
            <text:p text:style-name="P1">"Of course he has," said Ron, wheeling around. "I'm his second, who's yours?"</text:p>
            <text:p text:style-name="P1">Malfoy looked at Crabbe and Goyle, sizing them up.</text:p>
            <text:p text:style-name="P1">"Crabbe," he said. "Midnight all right? We'll meet you in the trophy room; that's always unlocked."</text:p>
            <text:p text:style-name="P1">When Malfoy had gone, Ron and Harry looked at each other. "What is a wizard's duel?" said Harry. "And what do you mean, you're my second?"</text:p>
            <text:p text:style-name="P1">"Well, a second's there to take over if you die," said Ron casually, getting started at last on his cold pie. Catching the look on Harry's face, he added quickly, "But people only die in proper duels, you know, with real wizards. The most you and Malfoy'll be able to do is send sparks at each other. Neither of you knows enough magic to do any real damage. I bet he expected you to refuse, anyway."</text:p>
            <text:p text:style-name="P1">"And what if I wave my wand and nothing happens?"</text:p>
            <text:p text:style-name="P1">"Throw it away and punch him on the nose," Ron suggested. "Excuse me."</text:p>
            <text:p text:style-name="P1">They both looked up. It was Hermione Granger.</text:p>
            <text:p text:style-name="P1">"Can't a person eat in peace in this place?" said Ron.</text:p>
            <text:p text:style-name="P1">Hermione ignored him and spoke to Harry.</text:p>
            <text:p text:style-name="P1">"I couldn't help overhearing what you and Malfoy were saying --"</text:p>
            <text:p text:style-name="P1">"Bet you could," Ron muttered.</text:p>
            <text:p text:style-name="P1">"--and you mustn't go wandering around the school at night, think of the points you'll lose Gryffindor if you're caught, and you're bound to be.</text:p>
            <text:p text:style-name="P1">It's really very selfish of you."</text:p>
            <text:p text:style-name="P1">"And it's really none of your business," said Harry.</text:p>
            <text:p text:style-name="P1">"Good-bye," said Ron.</text:p>
            <text:p text:style-name="P1">All the same, it wasn't what you'd call the perfect end to the day, Harry thought, as he lay awake much later listening to Dean and Seamus falling asleep (Neville wasn't back from the hospital wing). Ron had spent all evening giving him advice such as "If he tries to curse you, you'd better dodge it, because I can't remember how to block them."</text:p>
            <text:p text:style-name="P1">There was a very good chance they were going to get caught by Filch or Mrs. Norris, and Harry felt he was pushing his luck, breaking another school rule today. On the other hand, Malfoys sneering face kept looming up out of the darkness - this was his big chance to beat Malfoy face-to-face. He couldn't miss it.</text:p>
            <text:p text:style-name="P1"><text:soft-page-break/>"Half-past eleven," Ron muttered at last, "we'd better go."</text:p>
            <text:p text:style-name="P1">They pulled on their bathrobes, picked up their wands, and crept across the tower room, down the spiral staircase, and into the Gryffindor common room. A few embers were still glowing in the fireplace, turning all the armchairs into hunched black shadows. They had almost reached the portrait hole when a voice spoke from the chair nearest them, "I can't believe you're going to do this, Harry."</text:p>
            <text:p text:style-name="P1">A lamp flickered on. It was Hermione Granger, wearing a pink bathrobe and a frown.</text:p>
            <text:p text:style-name="P1">"You!" said Ron furiously. "Go back to bed!"</text:p>
            <text:p text:style-name="P1">"I almost told your brother," Hermione snapped, "Percy -- he's a prefect, he'd put a stop to this."</text:p>
            <text:p text:style-name="P1">Harry couldn't believe anyone could be so interfering.</text:p>
            <text:p text:style-name="P1">"Come on," he said to Ron. He pushed open the portrait of the Fat Lady and climbed through the hole.</text:p>
            <text:p text:style-name="P1">Hermione wasn't going to give up that easily. She followed Ron through the portrait hole, hissing at them like an angry goose.</text:p>
            <text:p text:style-name="P1">"Don't you care about Gryffindor, do you only care about yourselves, I don't want Slytherin to win the house cup, and you'll lose all the points I got from Professor McGonagall for knowing about Switching Spells."</text:p>
            <text:p text:style-name="P1">"Go away." "All right, but I warned you, you just remember what I said when you're on the train home tomorrow, you're so --"</text:p>
            <text:p text:style-name="P1">But what they were, they didn't find out. Hermione had turned to the portrait of the Fat Lady to get back inside and found herself facing an empty painting. The Fat Lady had gone on a nighttime visit and Hermione was locked out of Gryffindor tower.</text:p>
            <text:p text:style-name="P1">"Now what am I going to do?" she asked shrilly.</text:p>
            <text:p text:style-name="P1">"That's your problem," said Ron. "We've got to go, we 3 re going to be late."</text:p>
            <text:p text:style-name="P1">They hadn't even reached the end of the corridor when Hermione caught up with them.</text:p>
            <text:p text:style-name="P1">"I'm coming with you," she said.</text:p>
            <text:p text:style-name="P1">"You are not."</text:p>
            <text:p text:style-name="P1">"D'you think I'm going to stand out here and wait for Filch to catch me? If he finds all three of us I'll tell him the truth, that I was trying to stop you, and you can back me up."</text:p>
            <text:p text:style-name="P1"><text:soft-page-break/>"You've got some nerve --" said Ron loudly.</text:p>
            <text:p text:style-name="P1">"Shut up, both of you!" said Harry sharply. I heard something."</text:p>
            <text:p text:style-name="P1">It was a sort of snuffling.</text:p>
            <text:p text:style-name="P1">"Mrs. Norris?" breathed Ron, squinting through the dark.</text:p>
            <text:p text:style-name="P1">It wasn't Mrs. Norris. It was Neville. He was curled up on the floor, fast asleep, but jerked suddenly awake as they crept nearer.</text:p>
            <text:p text:style-name="P1">"Thank goodness you found me! I've been out here for hours, I couldn't remember the new password to get in to bed."</text:p>
            <text:p text:style-name="P1">"Keep your voice down, Neville. The password's 'Pig snout' but it won't help you now, the Fat Lady's gone off somewhere."</text:p>
            <text:p text:style-name="P1">"How's your arm?" said Harry.</text:p>
            <text:p text:style-name="P1">"Fine," said Neville, showing them. "Madam Pomfrey mended it in about a minute."</text:p>
            <text:p text:style-name="P1">"Good - well, look, Neville, we've got to be somewhere, we'll see you later --"</text:p>
            <text:p text:style-name="P1">"Don't leave me!" said Neville, scrambling to his feet, "I don't want to stay here alone, the Bloody Baron's been past twice already."</text:p>
            <text:p text:style-name="P1">Ron looked at his watch and then glared furiously at Hermione and Neville.</text:p>
            <text:p text:style-name="P1">"If either of you get us caught, I'll never rest until I've learned that Curse of the Bogies Quirrell told us about, and used it on you.</text:p>
            <text:p text:style-name="P1">Hermione opened her mouth, perhaps to tell Ron exactly how to use the Curse of the Bogies, but Harry hissed at her to be quiet and beckoned them all forward.</text:p>
            <text:p text:style-name="P1">They flitted along corridors striped with bars of moonlight from the high windows. At every turn Harry expected to run into Filch or Mrs. Norris, but they were lucky. They sped up a staircase to the third floor and tiptoed toward the trophy room.</text:p>
            <text:p text:style-name="P1">Malfoy and Crabbe weren't there yet. The crystal trophy cases glimmered where the moonlight caught them. Cups, shields, plates, and statues winked silver and gold in the darkness. They edged along the walls, keeping their eyes on the doors at either end of the room. Harry took out his wand in case Malfoy leapt in and started at once. The minutes crept by.</text:p>
            <text:p text:style-name="P1">"He's late, maybe he's chickened out," Ron whispered.</text:p>
            <text:p text:style-name="P1">Then a noise in the next room made them jump. Harry had only just raised his wand when they <text:soft-page-break/>heard someone speak -and it wasn't Malfoy.</text:p>
            <text:p text:style-name="P1">"Sniff around, my sweet, they might be lurking in a corner."</text:p>
            <text:p text:style-name="P1">It was Filch speaking to Mrs. Norris. Horror-struck, Harry waved madly at the other three to follow him as quickly as possible; they scurried silently toward the door, away from Filch's voice. Neville's robes had barely whipped round the corner when they heard Filch enter the trophy room.</text:p>
            <text:p text:style-name="P1">"They're in here somewhere," they heard him mutter, "probably hiding."</text:p>
            <text:p text:style-name="P1">"This way!" Harry mouthed to the others and, petrified, they began to creep down a long gallery full of suits of armor. They could hear Filch getting nearer. Neville suddenly let out a frightened squeak and broke into a run -he tripped, grabbed Ron around the waist, and the pair of them toppled right into a suit of armor.</text:p>
            <text:p text:style-name="P1">The clanging and crashing were enough to wake the whole castle.</text:p>
            <text:p text:style-name="P1">"RUN!" Harry yelled, and the four of them sprinted down the gallery, not looking back to see whether Filch was following -- they swung around the doorpost and galloped down one corridor then another, Harry in the lead, without any idea where they were or where they were going -- they ripped through a tapestry and found themselves in a hidden passageway, hurtled along it and came out near their Charms classroom, which they knew was miles from the trophy room.</text:p>
            <text:p text:style-name="P1">"I think we've lost him," Harry panted, leaning against the cold wall and wiping his forehead. Neville was bent double, wheezing and spluttering.</text:p>
            <text:p text:style-name="P1">I -- told -you," Hermione gasped, clutching at the stitch in her chest, "I -- told -- you."</text:p>
            <text:p text:style-name="P1">"We've got to get back to Gryffindor tower," said Ron, "quickly as possible."</text:p>
            <text:p text:style-name="P1">"Malfoy tricked you," Hermione said to Harry. "You realize that, don't you? He was never going to meet you -- Filch knew someone was going to be in the trophy room, Malfoy must have tipped him off."</text:p>
            <text:p text:style-name="P1">Harry thought she was probably right, but he wasn't going to tell her that.</text:p>
            <text:p text:style-name="P1">"Let's go."</text:p>
            <text:p text:style-name="P1">It wasn't going to be that simple. They hadn't gone more than a dozen paces when a doorknob rattled and something came shooting out of a classroom in front of them.</text:p>
            <text:p text:style-name="P1">It was Peeves. He caught sight of them and gave a <text:soft-page-break/>squeal of delight.</text:p>
            <text:p text:style-name="P1">"Shut up, Peeves -- please -- you'll get us thrown out."</text:p>
            <text:p text:style-name="P1">Peeves cackled.</text:p>
            <text:p text:style-name="P1">"Wandering around at midnight, Ickle Firsties? Tut, tut, tut. Naughty, naughty, you'll get caughty."</text:p>
            <text:p text:style-name="P1">"Not if you don't give us away, Peeves, please."</text:p>
            <text:p text:style-name="P1">"Should tell Filch, I should," said Peeves in a saintly voice, but his eyes glittered wickedly. "It's for your own good, you know."</text:p>
            <text:p text:style-name="P1">"Get out of the way," snapped Ron, taking a swipe at Peeves this was a big mistake.</text:p>
            <text:p text:style-name="P1">"STUDENTS OUT OF BED!" Peeves bellowed, "STUDENTS OUT OF BED DOWN THE CHARMS CORRIDOR"</text:p>
            <text:p text:style-name="P1">Ducking under Peeves, they ran for their lives, right to the end of the corridor where they slammed into a door -- and it was locked.</text:p>
            <text:p text:style-name="P1">"This is it!" Ron moaned, as they pushed helplessly at the door, "We're done for! This is the end!" They could hear footsteps, Filch running as fast as he could toward Peeves's shouts.</text:p>
            <text:p text:style-name="P1">"Oh, move over," Hermione snarled. She grabbed Harry's wand, tapped the lock, and whispered, 'Alohomora!"</text:p>
            <text:p text:style-name="P1">The lock clicked and the door swung open -- they piled through it, shut it quickly, and pressed their ears against it, listening.</text:p>
            <text:p text:style-name="P1">"Which way did they go, Peeves?" Filch was saying. "Quick, tell me."</text:p>
            <text:p text:style-name="P1">"Say 'please."' "Don't mess with me, Peeves, now where did they go?"</text:p>
            <text:p text:style-name="P1">"Shan't say nothing if you don't say please," said Peeves in his annoying singsong voice.</text:p>
            <text:p text:style-name="P1">"All right -please."</text:p>
            <text:p text:style-name="P1">"NOTHING! Ha haaa! Told you I wouldn't say nothing if you didn't say please! Ha ha! Haaaaaa!" And they heard the sound of Peeves whooshing away and Filch cursing in rage.</text:p>
            <text:p text:style-name="P1">"He thinks this door is locked," Harry whispered. "I think we'll be okay -- get off, Neville!" For Neville had been tugging on the sleeve of Harry's bathrobe for the last minute. "What?"</text:p>
            <text:p text:style-name="P1">Harry turned around -- and saw, quite clearly, what. For a moment, he was sure he'd walked into a nightmare -- this was too much, on top of everything that had happened so far.</text:p>
            <text:p text:style-name="P1">They weren't in a room, as he had supposed. They were in a corridor. The forbidden corridor on the <text:soft-page-break/>third floor. And now they knew why it was forbidden.</text:p>
            <text:p text:style-name="P1">They were looking straight into the eyes of a monstrous dog, a dog that filled the whole space between ceiling and floor. It had three heads.</text:p>
            <text:p text:style-name="P1">Three pairs of rolling, mad eyes; three noses, twitching and quivering in their direction; three drooling mouths, saliva hanging in slippery ropes from yellowish fangs.</text:p>
            <text:p text:style-name="P1">It was standing quite still, all six eyes staring at them, and Harry knew that the only reason they weren't already dead was that their sudden appearance had taken it by surprise, but it was quickly getting over that, there was no mistaking what those thunderous growls meant.</text:p>
            <text:p text:style-name="P1">Harry groped for the doorknob -- between Filch and death, he'd take Filch.</text:p>
            <text:p text:style-name="P1">They fell backward -- Harry slammed the door shut, and they ran, they almost flew, back down the corridor. Filch must have hurried off to look for them somewhere else, because they didn't see him anywhere, but they hardly cared -- all they wanted to do was put as much space as possible between them and that monster. They didn't stop running until they reached the portrait of the Fat Lady on the seventh floor.</text:p>
            <text:p text:style-name="P1">"Where on earth have you all been?" she asked, looking at their bathrobes hanging off their shoulders and their flushed, sweaty faces.</text:p>
            <text:p text:style-name="P1">"Never mind that -- pig snout, pig snout," panted Harry, and the portrait swung forward. They scrambled into the common room and collapsed, trembling, into armchairs.</text:p>
            <text:p text:style-name="P1">It was a while before any of them said anything. Neville, indeed, looked as if he'd never speak again.</text:p>
            <text:p text:style-name="P1">"What do they think they're doing, keeping a thing like that locked up in a school?" said Ron finally. "If any dog needs exercise, that one does."</text:p>
            <text:p text:style-name="P1">Hermione had got both her breath and her bad temper back again. "You don't use your eyes, any of you, do you?" she snapped. "Didn't you see what it was standing on.</text:p>
            <text:p text:style-name="P1">"The floor?" Harry suggested. "I wasn't looking at its feet, I was too busy with its heads."</text:p>
            <text:p text:style-name="P1">"No, not the floor. It was standing on a trapdoor. It's obviously guarding something."</text:p>
            <text:p text:style-name="P1">She stood up, glaring at them.</text:p>
            <text:p text:style-name="P1">I hope you're pleased with yourselves. We could all have been killed -- or worse, expelled. Now, if you <text:soft-page-break/>don't mind, I'm going to bed."</text:p>
            <text:p text:style-name="P1">Ron stared after her, his mouth open.</text:p>
            <text:p text:style-name="P1">"No, we don't mind," he said. "You'd think we dragged her along, wouldn't you.</text:p>
            <text:p text:style-name="P1">But Hermione had given Harry something else to think about as he climbed back into bed. The dog was guarding something.... What had Hagrid said? Gringotts was the safest place in the world for something you wanted to hide -- except perhaps Hogwarts.</text:p>
            <text:p text:style-name="P1">It looked as though Harry had found out where the grubby littie package from vault seven hundred and thirteen was.</text:p>
          </table:table-cell>
        </table:table-row>
      </table:table>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3T19:06:40.928000000</meta:creation-date>
    <dc:date>2023-09-14T18:52:30.677000000</dc:date>
    <meta:editing-duration>PT9H11M4S</meta:editing-duration>
    <meta:editing-cycles>34</meta:editing-cycles>
    <meta:generator>LibreOffice/7.1.5.2$Windows_X86_64 LibreOffice_project/85f04e9f809797b8199d13c421bd8a2b025d52b5</meta:generator>
    <meta:document-statistic meta:table-count="1" meta:image-count="0" meta:object-count="0" meta:page-count="25" meta:paragraph-count="673" meta:word-count="11380" meta:character-count="66858" meta:non-whitespace-character-count="56149"/>
  </office:meta>
</office:document-meta>
</file>